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ro5" style:family="table-row">
      <style:table-row-properties style:row-height="39.6pt" fo:break-before="auto" style:use-optimal-row-height="true"/>
    </style:style>
    <style:style style:name="ro6" style:family="table-row">
      <style:table-row-properties style:row-height="25.2pt" fo:break-before="auto" style:use-optimal-row-height="true"/>
    </style:style>
    <style:style style:name="ro7" style:family="table-row">
      <style:table-row-properties style:row-height="25.31pt" fo:break-before="auto" style:use-optimal-row-height="true"/>
    </style:style>
    <style:style style:name="ro8" style:family="table-row">
      <style:table-row-properties style:row-height="16.81pt" fo:break-before="auto" style:use-optimal-row-height="true"/>
    </style:style>
    <style:style style:name="ro9" style:family="table-row">
      <style:table-row-properties style:row-height="29.99pt" fo:break-before="auto" style:use-optimal-row-height="true"/>
    </style:style>
    <style:style style:name="ro10" style:family="table-row">
      <style:table-row-properties style:row-height="17.04pt" fo:break-before="auto" style:use-optimal-row-height="true"/>
    </style:style>
    <style:style style:name="ro11" style:family="table-row">
      <style:table-row-properties style:row-height="55.19pt" fo:break-before="auto" style:use-optimal-row-height="true"/>
    </style:style>
    <style:style style:name="ro12" style:family="table-row">
      <style:table-row-properties style:row-height="30.56pt" fo:break-before="auto" style:use-optimal-row-height="true"/>
    </style:style>
    <style:style style:name="ro13" style:family="table-row">
      <style:table-row-properties style:row-height="18.26pt" fo:break-before="auto" style:use-optimal-row-height="true"/>
    </style:style>
    <style:style style:name="ro14" style:family="table-row">
      <style:table-row-properties style:row-height="15.79pt" fo:break-before="auto" style:use-optimal-row-height="true"/>
    </style:style>
    <style:style style:name="ro15" style:family="table-row">
      <style:table-row-properties style:row-height="17.01pt" fo:break-before="auto" style:use-optimal-row-height="true"/>
    </style:style>
    <style:style style:name="ro16" style:family="table-row">
      <style:table-row-properties style:row-height="84.56pt" fo:break-before="auto" style:use-optimal-row-height="true"/>
    </style:style>
    <style:style style:name="ro17" style:family="table-row">
      <style:table-row-properties style:row-height="44.05pt" fo:break-before="auto" style:use-optimal-row-height="true"/>
    </style:style>
    <style:style style:name="ro18" style:family="table-row">
      <style:table-row-properties style:row-height="98.05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ext-properties fo:font-size="7pt" style:font-size-asian="7pt" style:font-size-complex="7pt"/>
    </style:style>
    <style:style style:name="ce2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104"/>
    <style:style style:name="ce29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1" style:family="table-cell" style:parent-style-name="Default" style:data-style-name="N10104">
      <style:text-properties fo:font-size="7pt" style:font-size-asian="7pt" style:font-size-complex="7pt"/>
    </style:style>
    <style:style style:name="ce32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3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ff3333" fo:font-weight="bold" style:font-weight-asian="bold" style:font-weight-complex="bold"/>
    </style:style>
    <style:style style:name="ce35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wrap-option="no-wrap" style:vertical-align="automatic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wrap-option="no-wrap" style:vertical-align="automatic"/>
      <style:text-properties fo:color="#ff3333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no-wrap" style:vertical-align="automatic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fo:font-weight="normal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  <style:text-properties style:font-name="Calibri1" fo:font-size="11pt" fo:font-weight="normal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9" style:family="table-cell" style:parent-style-name="Default" style:data-style-name="N0">
      <style:text-properties style:font-name="Calibri1" fo:font-size="11pt" fo:font-weight="normal"/>
    </style:style>
    <style:style style:name="ce50" style:family="table-cell" style:parent-style-name="Default" style:data-style-name="N10104">
      <style:text-properties style:font-name="Calibri1" fo:font-size="11pt" fo:font-weight="normal"/>
    </style:style>
    <style:style style:name="ce51" style:family="table-cell" style:parent-style-name="Default" style:data-style-name="N10104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ext-properties fo:color="#ff3333" style:font-name="Calibri1" fo:font-size="11pt" fo:font-weight="normal" style:font-weight-asian="bold" style:font-weight-complex="bold"/>
    </style:style>
    <style:style style:name="ce54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2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3"/>
        <table:table-column table:style-name="co15" table:default-cell-style-name="ce22"/>
        <table:table-column table:style-name="co16" table:number-columns-repeated="1005" table:default-cell-style-name="ce22"/>
        <table:table-column table:style-name="co17" table:default-cell-style-name="ce22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5" office:value-type="string" calcext:value-type="string">
            <text:p>Link</text:p>
          </table:table-cell>
          <table:table-cell table:style-name="ce16" table:number-columns-repeated="1006"/>
        </table:table-row>
        <table:table-row table:style-name="ro1">
          <table:table-cell table:style-name="ce1" table:number-columns-repeated="3"/>
          <table:table-cell table:style-name="ce2"/>
          <table:table-cell table:style-name="ce15" table:number-columns-repeated="3"/>
          <table:table-cell table:style-name="ce21"/>
          <table:table-cell table:number-columns-repeated="9"/>
          <table:table-cell table:style-name="ce21"/>
          <table:table-cell table:number-columns-repeated="1006"/>
        </table:table-row>
        <table:table-row table:style-name="ro1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9]*[.$B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6.25" calcext:value-type="currency">
            <text:p>$6.25</text:p>
          </table:table-cell>
          <table:table-cell table:formula="of:=ROUNDUP([.I9]/[.J9];0)" office:value-type="float" office:value="8" calcext:value-type="float">
            <text:p>8</text:p>
          </table:table-cell>
          <table:table-cell table:formula="of:=[.L9]" office:value-type="float" office:value="8" calcext:value-type="float">
            <text:p>8</text:p>
          </table:table-cell>
          <table:table-cell table:style-name="ce28" table:formula="of:=[.K9]*[.M9]" office:value-type="currency" office:currency="USD" office:value="50" calcext:value-type="currency">
            <text:p>$50.00</text:p>
          </table:table-cell>
          <table:table-cell table:formula="of:=MAX(0;ROUNDUP(([.$B$3]*[.H9]-[.M9]*[.J9])/[.J9];0))" office:value-type="float" office:value="21" calcext:value-type="float">
            <text:p>21</text:p>
          </table:table-cell>
          <table:table-cell table:style-name="ce28" table:formula="of:=[.K9]*[.O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0]*[.$B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95" calcext:value-type="currency">
            <text:p>$4.95</text:p>
          </table:table-cell>
          <table:table-cell table:formula="of:=ROUNDUP([.I10]/[.J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table:formula="of:=[.K10]*[.M10]" office:value-type="currency" office:currency="USD" office:value="9.9" calcext:value-type="currency">
            <text:p>$9.90</text:p>
          </table:table-cell>
          <table:table-cell table:formula="of:=MAX(0;0*ROUNDUP(([.$B$3]*[.H10]-[.M10]*[.J10])/[.J10];0))" office:value-type="float" office:value="0" calcext:value-type="float">
            <text:p>0</text:p>
          </table:table-cell>
          <table:table-cell table:style-name="ce28" table:formula="of:=[.K10]*[.O10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1]*[.$B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1]/[.J11];0)" office:value-type="float" office:value="8" calcext:value-type="float">
            <text:p>8</text:p>
          </table:table-cell>
          <table:table-cell table:formula="of:=[.L11]" office:value-type="float" office:value="8" calcext:value-type="float">
            <text:p>8</text:p>
          </table:table-cell>
          <table:table-cell table:style-name="ce28" table:formula="of:=[.K11]*[.M11]" office:value-type="currency" office:currency="USD" office:value="35.92" calcext:value-type="currency">
            <text:p>$35.92</text:p>
          </table:table-cell>
          <table:table-cell table:formula="of:=MAX(0;ROUNDUP(([.$B$3]*[.H11]-[.M11]*[.J11])/[.J11];0))" office:value-type="float" office:value="22" calcext:value-type="float">
            <text:p>22</text:p>
          </table:table-cell>
          <table:table-cell table:style-name="ce28" table:formula="of:=[.K11]*[.O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2]/[.J12];0)" office:value-type="float" office:value="2" calcext:value-type="float">
            <text:p>2</text:p>
          </table:table-cell>
          <table:table-cell table:formula="of:=[.L12]" office:value-type="float" office:value="2" calcext:value-type="float">
            <text:p>2</text:p>
          </table:table-cell>
          <table:table-cell table:style-name="ce28" table:formula="of:=[.K12]*[.M12]" office:value-type="currency" office:currency="USD" office:value="8.98" calcext:value-type="currency">
            <text:p>$8.98</text:p>
          </table:table-cell>
          <table:table-cell table:formula="of:=MAX(0;ROUNDUP(([.$B$3]*[.H12]-[.M12]*[.J12])/[.J12];0))" office:value-type="float" office:value="13" calcext:value-type="float">
            <text:p>13</text:p>
          </table:table-cell>
          <table:table-cell table:style-name="ce28" table:formula="of:=[.K12]*[.O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3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3]/[.J13];0)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style-name="ce28" table:formula="of:=[.K13]*[.M13]" office:value-type="currency" office:currency="USD" office:value="3.98" calcext:value-type="currency">
            <text:p>$3.98</text:p>
          </table:table-cell>
          <table:table-cell table:formula="of:=MAX(0;ROUNDUP(([.$B$3]*[.H13]-[.M13]*[.J13])/[.J13];0))" office:value-type="float" office:value="1" calcext:value-type="float">
            <text:p>1</text:p>
          </table:table-cell>
          <table:table-cell table:style-name="ce28" table:formula="of:=[.K13]*[.O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4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4]/[.J14];0)" office:value-type="float" office:value="1" calcext:value-type="float">
            <text:p>1</text:p>
          </table:table-cell>
          <table:table-cell table:formula="of:=[.L14]+1" office:value-type="float" office:value="2" calcext:value-type="float">
            <text:p>2</text:p>
          </table:table-cell>
          <table:table-cell table:style-name="ce28" table:formula="of:=[.K14]*[.M14]" office:value-type="currency" office:currency="USD" office:value="7.96" calcext:value-type="currency">
            <text:p>$7.96</text:p>
          </table:table-cell>
          <table:table-cell table:formula="of:=MAX(0;ROUNDUP(([.$B$3]*[.H14]-[.M14]*[.J14])/[.J14];0))" office:value-type="float" office:value="1" calcext:value-type="float">
            <text:p>1</text:p>
          </table:table-cell>
          <table:table-cell table:style-name="ce28" table:formula="of:=[.K14]*[.O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5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5" calcext:value-type="currency">
            <text:p>$4.45</text:p>
          </table:table-cell>
          <table:table-cell table:formula="of:=ROUNDUP([.I15]/[.J15];0)" office:value-type="float" office:value="1" calcext:value-type="float">
            <text:p>1</text:p>
          </table:table-cell>
          <table:table-cell table:formula="of:=[.L15]+1" office:value-type="float" office:value="2" calcext:value-type="float">
            <text:p>2</text:p>
          </table:table-cell>
          <table:table-cell table:style-name="ce28" table:formula="of:=[.K15]*[.M15]" office:value-type="currency" office:currency="USD" office:value="8.9" calcext:value-type="currency">
            <text:p>$8.90</text:p>
          </table:table-cell>
          <table:table-cell table:formula="of:=MAX(0;ROUNDUP(([.$B$3]*[.H15]-[.M15]*[.J15])/[.J15];0))" office:value-type="float" office:value="0" calcext:value-type="float">
            <text:p>0</text:p>
          </table:table-cell>
          <table:table-cell table:style-name="ce28" table:formula="of:=[.K15]*[.O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03" calcext:value-type="currency">
            <text:p>$2.03</text:p>
          </table:table-cell>
          <table:table-cell table:formula="of:=ROUNDUP([.I16]/[.J16];0)" office:value-type="float" office:value="1" calcext:value-type="float">
            <text:p>1</text:p>
          </table:table-cell>
          <table:table-cell table:formula="of:=[.L16]+2" office:value-type="float" office:value="3" calcext:value-type="float">
            <text:p>3</text:p>
          </table:table-cell>
          <table:table-cell table:style-name="ce28" table:formula="of:=[.K16]*[.M16]" office:value-type="currency" office:currency="USD" office:value="6.09" calcext:value-type="currency">
            <text:p>$6.09</text:p>
          </table:table-cell>
          <table:table-cell table:formula="of:=MAX(0;ROUNDUP(([.$B$3]*[.H16]-[.M16]*[.J16])/[.J16];0))" office:value-type="float" office:value="0" calcext:value-type="float">
            <text:p>0</text:p>
          </table:table-cell>
          <table:table-cell table:style-name="ce28" table:formula="of:=[.K16]*[.O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17]*[.$B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7" calcext:value-type="currency">
            <text:p>$3.97</text:p>
          </table:table-cell>
          <table:table-cell table:formula="of:=ROUNDUP([.I17]/[.J17];0)" office:value-type="float" office:value="2" calcext:value-type="float">
            <text:p>2</text:p>
          </table:table-cell>
          <table:table-cell table:formula="of:=[.L17]+2" office:value-type="float" office:value="4" calcext:value-type="float">
            <text:p>4</text:p>
          </table:table-cell>
          <table:table-cell table:style-name="ce28" table:formula="of:=[.K17]*[.M17]" office:value-type="currency" office:currency="USD" office:value="15.88" calcext:value-type="currency">
            <text:p>$15.88</text:p>
          </table:table-cell>
          <table:table-cell table:formula="of:=MAX(0;ROUNDUP(([.$B$3]*[.H17]-[.M17]*[.J17])/[.J17];0))" office:value-type="float" office:value="2" calcext:value-type="float">
            <text:p>2</text:p>
          </table:table-cell>
          <table:table-cell table:style-name="ce28" table:formula="of:=[.K17]*[.O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88" calcext:value-type="currency">
            <text:p>$5.8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8" table:formula="of:=[.K18]*[.M18]" office:value-type="currency" office:currency="USD" office:value="11.76" calcext:value-type="currency">
            <text:p>$11.76</text:p>
          </table:table-cell>
          <table:table-cell table:formula="of:=MAX(0;ROUNDUP(([.$B$3]*[.H18]-[.M18]*[.J18])/[.J18];0))" office:value-type="float" office:value="1" calcext:value-type="float">
            <text:p>1</text:p>
          </table:table-cell>
          <table:table-cell table:style-name="ce28" table:formula="of:=[.K18]*[.O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1]*[.$B$5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currency" office:currency="USD" office:value="0.51788" calcext:value-type="currency">
            <text:p>$0.52</text:p>
          </table:table-cell>
          <table:table-cell table:formula="of:=ROUNDUP([.I21]/[.J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8" table:formula="of:=[.K21]*[.M21]" office:value-type="currency" office:currency="USD" office:value="17.60792" calcext:value-type="currency">
            <text:p>$17.61</text:p>
          </table:table-cell>
          <table:table-cell table:formula="of:=MAX(0;ROUNDUP(([.$B$3]*[.H21]-[.M21]*[.J21])/[.J21];0))" office:value-type="float" office:value="102" calcext:value-type="float">
            <text:p>102</text:p>
          </table:table-cell>
          <table:table-cell table:style-name="ce28" table:formula="of:=[.K21]*[.O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4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2]*[.$B$5]" office:value-type="float" office:value="68" calcext:value-type="float">
            <text:p>68</text:p>
          </table:table-cell>
          <table:table-cell table:style-name="ce26" office:value-type="float" office:value="25" calcext:value-type="float">
            <text:p>25</text:p>
          </table:table-cell>
          <table:table-cell table:style-name="ce30" office:value-type="currency" office:currency="USD" office:value="13.73" calcext:value-type="currency">
            <text:p>$13.73</text:p>
          </table:table-cell>
          <table:table-cell table:style-name="ce23" table:formula="of:=ROUNDUP([.I22]/[.J22];0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2]*[.M22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2]*[.O22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6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3" table:number-columns-repeated="1006"/>
        </table:table-row>
        <table:table-row table:style-name="ro3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3]*[.$B$5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currency" office:currency="USD" office:value="1.731" calcext:value-type="currency">
            <text:p>$1.73</text:p>
          </table:table-cell>
          <table:table-cell table:formula="of:=ROUNDUP([.I23]/[.J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table:formula="of:=[.K23]*[.M23]" office:value-type="currency" office:currency="USD" office:value="173.1" calcext:value-type="currency">
            <text:p>$173.10</text:p>
          </table:table-cell>
          <table:table-cell table:formula="of:=MAX(0;ROUNDUP(([.$B$3]*[.H23]-[.M23]*[.J23])/[.J23];0))" office:value-type="float" office:value="36" calcext:value-type="float">
            <text:p>36</text:p>
          </table:table-cell>
          <table:table-cell table:style-name="ce28" table:formula="of:=[.K23]*[.O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5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4]*[.$B$5]" office:value-type="float" office:value="68" calcext:value-type="float">
            <text:p>68</text:p>
          </table:table-cell>
          <table:table-cell table:style-name="ce26" office:value-type="float" office:value="10" calcext:value-type="float">
            <text:p>10</text:p>
          </table:table-cell>
          <table:table-cell table:style-name="ce31" office:value-type="currency" office:currency="USD" office:value="7.36" calcext:value-type="currency">
            <text:p>$7.36</text:p>
          </table:table-cell>
          <table:table-cell table:style-name="ce23" table:formula="of:=ROUNDUP([.I24]/[.J24];0)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4]*[.M24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4]*[.O24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6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3" table:number-columns-repeated="1006"/>
        </table:table-row>
        <table:table-row table:style-name="ro4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5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.4" calcext:value-type="currency">
            <text:p>$1.40</text:p>
          </table:table-cell>
          <table:table-cell table:formula="of:=ROUNDUP([.I25]/[.J25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5]*[.M25]" office:value-type="currency" office:currency="USD" office:value="35" calcext:value-type="currency">
            <text:p>$35.00</text:p>
          </table:table-cell>
          <table:table-cell table:style-name="ce34" table:formula="of:=MAX(0;ROUNDUP(([.$B$3]*[.H25]-[.M25]*[.J25])/[.J25];0)-25)" office:value-type="float" office:value="86" calcext:value-type="float">
            <text:p>86</text:p>
          </table:table-cell>
          <table:table-cell table:style-name="ce28" table:formula="of:=[.K25]*[.O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9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6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.31" calcext:value-type="currency">
            <text:p>$5.31</text:p>
          </table:table-cell>
          <table:table-cell table:formula="of:=ROUNDUP([.I26]/[.J26];0)" office:value-type="float" office:value="34" calcext:value-type="float">
            <text:p>34</text:p>
          </table:table-cell>
          <table:table-cell table:style-name="ce34" office:value-type="float" office:value="30" calcext:value-type="float">
            <text:p>30</text:p>
          </table:table-cell>
          <table:table-cell table:style-name="ce28" table:formula="of:=[.K26]*[.M26]" office:value-type="currency" office:currency="USD" office:value="159.3" calcext:value-type="currency">
            <text:p>$159.30</text:p>
          </table:table-cell>
          <table:table-cell table:style-name="ce34" table:formula="of:=MAX(0;ROUNDUP(([.$B$3]*[.H26]-[.M26]*[.J26])/[.J26];0)-25)" office:value-type="float" office:value="81" calcext:value-type="float">
            <text:p>81</text:p>
          </table:table-cell>
          <table:table-cell table:style-name="ce28" table:formula="of:=[.K26]*[.O26]" office:value-type="currency" office:currency="USD" office:value="430.11" calcext:value-type="currency">
            <text:p>$430.11</text:p>
          </table:table-cell>
          <table:table-cell table:style-name="ce25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27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39.72" calcext:value-type="currency">
            <text:p>$39.72</text:p>
          </table:table-cell>
          <table:table-cell table:formula="of:=ROUNDUP([.I27]/[.J27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7]*[.M27]" office:value-type="currency" office:currency="USD" office:value="993" calcext:value-type="currency">
            <text:p>$993.00</text:p>
          </table:table-cell>
          <table:table-cell table:style-name="ce34" table:formula="of:=MAX(0;ROUNDUP(([.$B$3]*[.H27]-[.M27]*[.J27])/[.J27];0))" office:value-type="float" office:value="111" calcext:value-type="float">
            <text:p>111</text:p>
          </table:table-cell>
          <table:table-cell table:style-name="ce28" table:formula="of:=[.K27]*[.O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29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4.99" calcext:value-type="currency">
            <text:p>$4.99</text:p>
          </table:table-cell>
          <table:table-cell table:formula="of:=ROUNDUP([.I29]/[.J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8" table:formula="of:=[.K29]*[.M29]" office:value-type="currency" office:currency="USD" office:value="0" calcext:value-type="currency">
            <text:p>$0.00</text:p>
          </table:table-cell>
          <table:table-cell table:formula="of:=MAX(0;ROUNDUP(([.$B$3]*[.H29]-[.M29]*[.J29])/[.J29];0))" office:value-type="float" office:value="136" calcext:value-type="float">
            <text:p>136</text:p>
          </table:table-cell>
          <table:table-cell table:style-name="ce28" table:formula="of:=[.K29]*[.O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9" office:value-type="string" calcext:value-type="string">
            <text:p>Cable Matters</text:p>
          </table:table-cell>
          <table:table-cell table:style-name="ce9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1]*[.$B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2" office:value-type="currency" office:currency="USD" office:value="9" calcext:value-type="currency">
            <text:p>$9.00 </text:p>
          </table:table-cell>
          <table:table-cell table:formula="of:=ROUNDUP([.I31]/[.J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8" table:formula="of:=[.K31]*[.M31]" office:value-type="currency" office:currency="USD" office:value="45" calcext:value-type="currency">
            <text:p>$45.00</text:p>
          </table:table-cell>
          <table:table-cell table:formula="of:=MAX(0;ROUNDUP(([.$B$3]*[.H31]-[.M31]*[.J31])/[.J31];0))" office:value-type="float" office:value="63" calcext:value-type="float">
            <text:p>63</text:p>
          </table:table-cell>
          <table:table-cell table:style-name="ce28" table:formula="of:=[.K31]*[.O31]" office:value-type="currency" office:currency="USD" office:value="567" calcext:value-type="currency">
            <text:p>$567.00</text:p>
          </table:table-cell>
          <table:table-cell table:style-name="ce36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9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2]*[.$B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2" office:value-type="currency" office:currency="USD" office:value="121.66" calcext:value-type="currency">
            <text:p>$121.66 </text:p>
          </table:table-cell>
          <table:table-cell table:formula="of:=ROUNDUP([.I32]/[.J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table:formula="of:=[.K32]*[.M32]" office:value-type="currency" office:currency="USD" office:value="364.98" calcext:value-type="currency">
            <text:p>$364.98</text:p>
          </table:table-cell>
          <table:table-cell table:formula="of:=MAX(0;ROUNDUP(([.$B$3]*[.H32]-[.M32]*[.J32])/[.J32];0))" office:value-type="float" office:value="2" calcext:value-type="float">
            <text:p>2</text:p>
          </table:table-cell>
          <table:table-cell table:style-name="ce28" table:formula="of:=[.K32]*[.O32]" office:value-type="currency" office:currency="USD" office:value="243.32" calcext:value-type="currency">
            <text:p>$243.32</text:p>
          </table:table-cell>
          <table:table-cell table:style-name="ce36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4" office:value-type="string" calcext:value-type="string">
            <text:p>Johnson/Cinch</text:p>
          </table:table-cell>
          <table:table-cell table:style-name="ce14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5]*[.$B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2" table:formula="of:=250*4.544" office:value-type="currency" office:currency="USD" office:value="1136" calcext:value-type="currency">
            <text:p>$1,136.00 </text:p>
          </table:table-cell>
          <table:table-cell table:formula="of:=ROUNDUP([.I35]/[.J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table:formula="of:=[.K35]*[.M35]" office:value-type="currency" office:currency="USD" office:value="1136" calcext:value-type="currency">
            <text:p>$1,136.00</text:p>
          </table:table-cell>
          <table:table-cell table:formula="of:=MAX(0;ROUNDUP(([.$B$3]*[.H35]-[.M35]*[.J35])/[.J35];0))" office:value-type="float" office:value="8" calcext:value-type="float">
            <text:p>8</text:p>
          </table:table-cell>
          <table:table-cell table:style-name="ce28" table:formula="of:=[.K35]*[.O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MA snap front panel</text:p>
          </table:table-cell>
          <table:table-cell table:style-name="ce10"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36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36]/[.J36];0)" office:value-type="float" office:value="11" calcext:value-type="float">
            <text:p>11</text:p>
          </table:table-cell>
          <table:table-cell table:formula="of:=[.L36]" office:value-type="float" office:value="11" calcext:value-type="float">
            <text:p>11</text:p>
          </table:table-cell>
          <table:table-cell table:style-name="ce28" table:formula="of:=[.K36]*[.M36]" office:value-type="currency" office:currency="USD" office:value="49.39" calcext:value-type="currency">
            <text:p>$49.39</text:p>
          </table:table-cell>
          <table:table-cell table:formula="of:=MAX(0;ROUNDUP(([.$B$3]*[.H36]-[.M36]*[.J36])/[.J36];0))" office:value-type="float" office:value="33" calcext:value-type="float">
            <text:p>33</text:p>
          </table:table-cell>
          <table:table-cell table:style-name="ce28" table:formula="of:=[.K36]*[.O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7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5" calcext:value-type="currency">
            <text:p>$2.50</text:p>
          </table:table-cell>
          <table:table-cell table:formula="of:=ROUNDUP([.I37]/[.J37];0)" office:value-type="float" office:value="11" calcext:value-type="float">
            <text:p>11</text:p>
          </table:table-cell>
          <table:table-cell table:formula="of:=[.L37]+1" office:value-type="float" office:value="12" calcext:value-type="float">
            <text:p>12</text:p>
          </table:table-cell>
          <table:table-cell table:style-name="ce28" table:formula="of:=[.K37]*[.M37]" office:value-type="currency" office:currency="USD" office:value="30" calcext:value-type="currency">
            <text:p>$30.00</text:p>
          </table:table-cell>
          <table:table-cell table:formula="of:=MAX(0;ROUNDUP(([.$B$3]*[.H37]-[.M37]*[.J37])/[.J37];0))" office:value-type="float" office:value="32" calcext:value-type="float">
            <text:p>32</text:p>
          </table:table-cell>
          <table:table-cell table:style-name="ce28" table:formula="of:=[.K37]*[.O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2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0.51" calcext:value-type="currency">
            <text:p>$0.51</text:p>
          </table:table-cell>
          <table:table-cell table:formula="of:=ROUNDUP([.I40]/[.J40];0)" office:value-type="float" office:value="100" calcext:value-type="float">
            <text:p>100</text:p>
          </table:table-cell>
          <table:table-cell table:formula="of:=[.L40]" office:value-type="float" office:value="100" calcext:value-type="float">
            <text:p>100</text:p>
          </table:table-cell>
          <table:table-cell table:style-name="ce28" table:formula="of:=[.K40]*[.M40]" office:value-type="currency" office:currency="USD" office:value="51" calcext:value-type="currency">
            <text:p>$51.00</text:p>
          </table:table-cell>
          <table:table-cell table:formula="of:=0*MAX(0;ROUNDUP(([.$B$3]*[.H40]-[.M40]*[.J40])/[.J40];0))" office:value-type="float" office:value="0" calcext:value-type="float">
            <text:p>0</text:p>
          </table:table-cell>
          <table:table-cell table:style-name="ce28" table:formula="of:=[.K40]*[.O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0">
          <table:table-cell table:style-name="ce1" office:value-type="string" calcext:value-type="string">
            <text:p>SNAP Mount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2">
          <table:table-cell office:value-type="string" calcext:value-type="string">
            <text:p>U Channel</text:p>
          </table:table-cell>
          <table:table-cell table:style-name="ce9" office:value-type="string" calcext:value-type="string">
            <text:p>U channel: 1/8" thick, 2.25" inner width, .88" inner height 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13">
          <table:table-cell table:style-name="ce6" office:value-type="string" calcext:value-type="string">
            <text:p>Bracket for U Channel</text:p>
          </table:table-cell>
          <table:table-cell table:style-name="ce9" office:value-type="string" calcext:value-type="string">
            <text:p>Bracket: 1/4" thick, 4" outside height </text:p>
          </table:table-cell>
          <table:table-cell table:style-name="ce11"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7" table:number-columns-repeated="3"/>
          <table:table-cell table:style-name="Default" table:number-columns-repeated="4"/>
          <table:table-cell table:style-name="ce11"/>
          <table:table-cell table:style-name="ce27" table:number-columns-repeated="1007"/>
        </table:table-row>
        <table:table-row table:style-name="ro10">
          <table:table-cell office:value-type="string" calcext:value-type="string">
            <text:p>U Channel Screws</text:p>
          </table:table-cell>
          <table:table-cell office:value-type="string" calcext:value-type="string">
            <text:p>#10-32 5/8”, flat head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10.95" calcext:value-type="currency">
            <text:p>$10.95</text:p>
          </table:table-cell>
          <table:table-cell table:formula="of:=ROUNDUP([.I45]/[.J45];0)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style-name="ce28" table:formula="of:=[.K45]*[.M45]" office:value-type="currency" office:currency="USD" office:value="0" calcext:value-type="currency">
            <text:p>$0.00</text:p>
          </table:table-cell>
          <table:table-cell table:formula="of:=0*MAX(0;ROUNDUP(([.$B$3]*[.H45]-[.M45]*[.J45])/[.J45];0))" office:value-type="float" office:value="0" calcext:value-type="float">
            <text:p>0</text:p>
          </table:table-cell>
          <table:table-cell table:style-name="ce28" table:formula="of:=[.K45]*[.O4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1a830/=1c019lo" xlink:type="simple">https://www.mcmaster.com/#91771a830/=1c019lo</text:a></text:p>
          </table:table-cell>
          <table:table-cell table:number-columns-repeated="1006"/>
        </table:table-row>
        <table:table-row table:style-name="ro10">
          <table:table-cell table:style-name="Default" office:value-type="string" calcext:value-type="string">
            <text:p>Bracket for U Channel Screws</text:p>
          </table:table-cell>
          <table:table-cell office:value-type="string" calcext:value-type="string">
            <text:p>#10-32 1/2”,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9.17" calcext:value-type="currency">
            <text:p>$9.17</text:p>
          </table:table-cell>
          <table:table-cell table:formula="of:=ROUNDUP([.I46]/[.J46];0)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style-name="ce28" table:formula="of:=[.K46]*[.M46]" office:value-type="currency" office:currency="USD" office:value="0" calcext:value-type="currency">
            <text:p>$0.00</text:p>
          </table:table-cell>
          <table:table-cell table:formula="of:=0*MAX(0;ROUNDUP(([.$B$3]*[.H46]-[.M46]*[.J46])/[.J46];0))" office:value-type="float" office:value="0" calcext:value-type="float">
            <text:p>0</text:p>
          </table:table-cell>
          <table:table-cell table:style-name="ce28" table:formula="of:=[.K46]*[.O4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829/=1c01aif" xlink:type="simple">https://www.mcmaster.com/#91772a829/=1c01aif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 Channel &amp; Bracket Lock Nut</text:p>
          </table:table-cell>
          <table:table-cell table:style-name="Default" office:value-type="string" calcext:value-type="string">
            <text:p>#10, external tooth lock nut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7.82" calcext:value-type="currency">
            <text:p>$7.82</text:p>
          </table:table-cell>
          <table:table-cell table:formula="of:=ROUNDUP([.I47]/[.J47];0)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style-name="ce28" table:formula="of:=[.K47]*[.M47]" office:value-type="currency" office:currency="USD" office:value="0" calcext:value-type="currency">
            <text:p>$0.00</text:p>
          </table:table-cell>
          <table:table-cell table:formula="of:=0*MAX(0;ROUNDUP(([.$B$3]*[.H47]-[.M47]*[.J47])/[.J47];0))" office:value-type="float" office:value="0" calcext:value-type="float">
            <text:p>0</text:p>
          </table:table-cell>
          <table:table-cell table:style-name="ce28" table:formula="of:=[.K47]*[.O4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6278a411/=1c00tde" xlink:type="simple">https://www.mcmaster.com/#96278a411/=1c00tde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 Channel &amp; Bracket Lock Washer</text:p>
          </table:table-cell>
          <table:table-cell office:value-type="string" calcext:value-type="string">
            <text:p>#10, external tooth lock washer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2.47" calcext:value-type="currency">
            <text:p>$2.47</text:p>
          </table:table-cell>
          <table:table-cell table:formula="of:=ROUNDUP([.I48]/[.J48];0)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style-name="ce28" table:formula="of:=[.K48]*[.M48]" office:value-type="currency" office:currency="USD" office:value="0" calcext:value-type="currency">
            <text:p>$0.00</text:p>
          </table:table-cell>
          <table:table-cell table:formula="of:=0*MAX(0;ROUNDUP(([.$B$3]*[.H48]-[.M48]*[.J48])/[.J48];0))" office:value-type="float" office:value="0" calcext:value-type="float">
            <text:p>0</text:p>
          </table:table-cell>
          <table:table-cell table:style-name="ce28" table:formula="of:=[.K48]*[.O48]" office:value-type="currency" office:currency="USD" office:value="0" calcext:value-type="currency">
            <text:p>$0.00</text:p>
          </table:table-cell>
          <table:table-cell/>
          <table:table-cell table:style-name="Default" office:value-type="string" calcext:value-type="string">
            <text:p><text:a xlink:href="https://www.mcmaster.com/#95584a205/=1c01axw" xlink:type="simple">https://www.mcmaster.com/#95584a205/=1c01axw</text:a></text:p>
          </table:table-cell>
          <table:table-cell table:number-columns-repeated="1006"/>
        </table:table-row>
        <table:table-row table:style-name="ro14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4">
          <table:table-cell table:number-columns-repeated="12"/>
          <table:table-cell office:value-type="string" calcext:value-type="string">
            <text:p>Sub-total</text:p>
          </table:table-cell>
          <table:table-cell table:style-name="ce28" table:formula="of:=SUM([.N1:.N39])" office:value-type="currency" office:currency="USD" office:value="3162.74792" calcext:value-type="currency">
            <text:p>$3,162.75</text:p>
          </table:table-cell>
          <table:table-cell table:style-name="ce28"/>
          <table:table-cell table:style-name="ce28" table:formula="of:=SUM([.P1:.P39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4">
          <table:table-cell table:number-columns-repeated="13"/>
          <table:table-cell table:style-name="ce28" table:formula="of:=[PCB.M52]" office:value-type="currency" office:currency="USD" office:value="6.48" calcext:value-type="currency">
            <text:p>$6.48</text:p>
          </table:table-cell>
          <table:table-cell/>
          <table:table-cell table:style-name="ce28" table:formula="of:=[PCB.O52]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15">
          <table:table-cell table:number-columns-repeated="12"/>
          <table:table-cell table:style-name="ce27" office:value-type="string" calcext:value-type="string">
            <text:p>total</text:p>
          </table:table-cell>
          <table:table-cell table:style-name="ce35" table:formula="of:=[.N53]+[.N54]" office:value-type="currency" office:currency="USD" office:value="3169.22792" calcext:value-type="currency">
            <text:p>$3,169.23</text:p>
          </table:table-cell>
          <table:table-cell table:style-name="ce35"/>
          <table:table-cell table:style-name="ce35" table:formula="of:=[.P53]+[.P54]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16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3"/>
        <table:table-column table:style-name="co32" table:default-cell-style-name="ce22"/>
        <table:table-column table:style-name="co16" table:number-columns-repeated="1006" table:default-cell-style-name="ce22"/>
        <table:table-column table:style-name="co17" table:default-cell-style-name="ce22"/>
        <table:table-row table:style-name="ro10">
          <table:table-cell table:style-name="ce1" office:value-type="string" calcext:value-type="string">
            <text:p>Revisions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2017jun21</text:p>
          </table:table-cell>
          <table:table-cell table:style-name="ce40" office:value-type="string" calcext:value-type="string">
            <text:p>first rev w/ NMT box and PDU box for prototyple Node Enclosure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2017nov22</text:p>
          </table:table-cell>
          <table:table-cell table:style-name="ce40" office:value-type="string" calcext:value-type="string">
            <text:p>first pass of counts for the PCB box which combines the functions of the NMT and PDU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4">
          <table:table-cell table:style-name="ce1"/>
          <table:table-cell table:style-name="ce40" office:value-type="string" calcext:value-type="string">
            <text:p>change to use 1, arbitrarily chosen, front and size for main entries. <text:s/>They had been a seemingly random mix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2018mar16</text:p>
          </table:table-cell>
          <table:table-cell table:style-name="ce40" office:value-type="string" calcext:value-type="string">
            <text:p>shift right, in the cell, a few entries that are just for the prototype3 NMT, PDU and not on PCB. <text:s/>Include both PCB fan options. <text:s/>Include #8-32 7/8” <text:s/>screws already purchased. <text:s/>Fix typos re disc thermostat -(no #8-23 hardware to hold it)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4">
          <table:table-cell table:style-name="ce1"/>
          <table:table-cell table:style-name="ce41" office:value-type="string" calcext:value-type="string">
            <text:p>TBD : verify size of hardware holding the 3 SSRs to the PCB back plate can be larger than sized used to hold them to the bottom of the PDU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4">
          <table:table-cell table:style-name="ce1"/>
          <table:table-cell table:style-name="ce42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8]-18) / 4" office:value-type="float" office:value="25" calcext:value-type="float">
            <text:p>25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9]+[.B10]" office:value-type="float" office:value="34" calcext:value-type="float">
            <text:p>34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11]*(1+[.B12]);0)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9"/>
        </table:table-row>
        <table:table-row table:style-name="ro16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2" table:number-columns-repeated="1007"/>
        </table:table-row>
        <table:table-row table:style-name="ro14">
          <table:table-cell table:number-columns-repeated="1024"/>
        </table:table-row>
        <table:table-row table:style-name="ro10">
          <table:table-cell table:style-name="ce37" office:value-type="string" calcext:value-type="string">
            <text:p>White Rabbit Metal Plate attachment side panel</text:p>
          </table:table-cell>
          <table:table-cell table:style-name="ce37" office:value-type="string" calcext:value-type="string">
            <text:p>M4 0.7mm x 8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218</text:p>
          </table:table-cell>
          <table:table-cell table:style-name="ce44" table:formula="of:=[.C18]" office:value-type="string" office:string-value="McMaster-Carr" calcext:value-type="string">
            <text:p>McMaster-Carr</text:p>
          </table:table-cell>
          <table:table-cell table:style-name="ce44" table:formula="of:=[.D18]" office:value-type="string" office:string-value="92000A218" calcext:value-type="string">
            <text:p>92000A21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18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6.52" calcext:value-type="currency">
            <text:p>$6.52</text:p>
          </table:table-cell>
          <table:table-cell table:style-name="ce49" table:formula="of:=ROUNDUP([.H18]/[.I18];0)" office:value-type="float" office:value="1" calcext:value-type="float">
            <text:p>1</text:p>
          </table:table-cell>
          <table:table-cell table:style-name="ce49" table:formula="of:=[.K18]+1" office:value-type="float" office:value="2" calcext:value-type="float">
            <text:p>2</text:p>
          </table:table-cell>
          <table:table-cell table:style-name="ce50" table:formula="of:=[.J18]*[.L18]" office:value-type="currency" office:currency="USD" office:value="13.04" calcext:value-type="currency">
            <text:p>$13.04</text:p>
          </table:table-cell>
          <table:table-cell table:style-name="ce49" table:formula="of:=MAX(0;ROUNDUP(([.$B$15]*[.G18]-[.L18]*[.I18])/[.I18];0))" office:value-type="float" office:value="0" calcext:value-type="float">
            <text:p>0</text:p>
          </table:table-cell>
          <table:table-cell table:style-name="ce50" table:formula="of:=[.J18]*[.N18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2">
          <table:table-cell table:style-name="ce37" office:value-type="string" calcext:value-type="string">
            <text:p>White Rabbit Metal Plate attachment side panel lock washer</text:p>
          </table:table-cell>
          <table:table-cell table:style-name="ce37" office:value-type="string" calcext:value-type="string">
            <text:p>M4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30</text:p>
          </table:table-cell>
          <table:table-cell table:style-name="ce44" table:formula="of:=[.C19]" office:value-type="string" office:string-value="McMaster-Carr" calcext:value-type="string">
            <text:p>McMaster-Carr</text:p>
          </table:table-cell>
          <table:table-cell table:style-name="ce44" table:formula="of:=[.D19]" office:value-type="string" office:string-value="91120A130" calcext:value-type="string">
            <text:p>91120A1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19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5" calcext:value-type="currency">
            <text:p>$2.75</text:p>
          </table:table-cell>
          <table:table-cell table:style-name="ce49" table:formula="of:=ROUNDUP([.H19]/[.I19];0)" office:value-type="float" office:value="1" calcext:value-type="float">
            <text:p>1</text:p>
          </table:table-cell>
          <table:table-cell table:style-name="ce49" table:formula="of:=[.K19]+1" office:value-type="float" office:value="2" calcext:value-type="float">
            <text:p>2</text:p>
          </table:table-cell>
          <table:table-cell table:style-name="ce50" table:formula="of:=[.J19]*[.L19]" office:value-type="currency" office:currency="USD" office:value="5.5" calcext:value-type="currency">
            <text:p>$5.50</text:p>
          </table:table-cell>
          <table:table-cell table:style-name="ce49" table:formula="of:=MAX(0;ROUNDUP(([.$B$15]*[.G19]-[.L19]*[.I19])/[.I19];0))" office:value-type="float" office:value="0" calcext:value-type="float">
            <text:p>0</text:p>
          </table:table-cell>
          <table:table-cell table:style-name="ce50" table:formula="of:=[.J19]*[.N1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an screens front and back panels</text:p>
          </table:table-cell>
          <table:table-cell table:style-name="ce37" office:value-type="string" calcext:value-type="string">
            <text:p>#8-32 1/2”, rounded head: <text:span text:style-name="T5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4</text:p>
          </table:table-cell>
          <table:table-cell table:style-name="ce44" table:formula="of:=[.C20]" office:value-type="string" office:string-value="McMaster-Carr" calcext:value-type="string">
            <text:p>McMaster-Carr</text:p>
          </table:table-cell>
          <table:table-cell table:style-name="ce44" table:formula="of:=[.D20]" office:value-type="string" office:string-value="91772A194" calcext:value-type="string">
            <text:p>91772A194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20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54" calcext:value-type="currency">
            <text:p>$7.54</text:p>
          </table:table-cell>
          <table:table-cell table:style-name="ce49" table:formula="of:=ROUNDUP([.H20]/[.I20];0)" office:value-type="float" office:value="4" calcext:value-type="float">
            <text:p>4</text:p>
          </table:table-cell>
          <table:table-cell table:style-name="ce53" table:formula="of:=[.K20]-2" office:value-type="float" office:value="2" calcext:value-type="float">
            <text:p>2</text:p>
          </table:table-cell>
          <table:table-cell table:style-name="ce50" table:formula="of:=[.J20]*[.L20]" office:value-type="currency" office:currency="USD" office:value="15.08" calcext:value-type="currency">
            <text:p>$15.08</text:p>
          </table:table-cell>
          <table:table-cell table:style-name="ce49" table:formula="of:=MAX(0;ROUNDUP(([.$B$15]*[.G20]-[.L20]*[.I20])/[.I20];0))" office:value-type="float" office:value="2" calcext:value-type="float">
            <text:p>2</text:p>
          </table:table-cell>
          <table:table-cell table:style-name="ce50" table:formula="of:=[.J20]*[.N20]" office:value-type="currency" office:currency="USD" office:value="15.08" calcext:value-type="currency">
            <text:p>$15.08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an screens front and back panels hex nut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21]" office:value-type="string" office:string-value="McMaster-Carr" calcext:value-type="string">
            <text:p>McMaster-Carr</text:p>
          </table:table-cell>
          <table:table-cell table:style-name="ce44" table:formula="of:=[.D21]" office:value-type="string" office:string-value="96278A009" calcext:value-type="string">
            <text:p>96278A009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21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21]/[.I21];0)" office:value-type="float" office:value="4" calcext:value-type="float">
            <text:p>4</text:p>
          </table:table-cell>
          <table:table-cell table:style-name="ce53" table:formula="of:=[.K21]-2" office:value-type="float" office:value="2" calcext:value-type="float">
            <text:p>2</text:p>
          </table:table-cell>
          <table:table-cell table:style-name="ce50" table:formula="of:=[.J21]*[.L21]" office:value-type="currency" office:currency="USD" office:value="14.8" calcext:value-type="currency">
            <text:p>$14.80</text:p>
          </table:table-cell>
          <table:table-cell table:style-name="ce49" table:formula="of:=MAX(0;ROUNDUP(([.$B$15]*[.G21]-[.L21]*[.I21])/[.I21];0))" office:value-type="float" office:value="2" calcext:value-type="float">
            <text:p>2</text:p>
          </table:table-cell>
          <table:table-cell table:style-name="ce50" table:formula="of:=[.J21]*[.N21]" office:value-type="currency" office:currency="USD" office:value="14.8" calcext:value-type="currency">
            <text:p>$14.80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RJ45 bulkheads</text:p>
          </table:table-cell>
          <table:table-cell table:style-name="ce37" office:value-type="string" calcext:value-type="string">
            <text:p>#4-40 1/2”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772A110</text:p>
          </table:table-cell>
          <table:table-cell table:style-name="ce44" table:formula="of:=[.C22]" office:value-type="string" office:string-value="McMaster-Carr" calcext:value-type="string">
            <text:p>McMaster-Carr</text:p>
          </table:table-cell>
          <table:table-cell table:style-name="ce44" table:formula="of:=[.D22]" office:value-type="string" office:string-value="91772A110" calcext:value-type="string">
            <text:p>91772A110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22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45" calcext:value-type="currency">
            <text:p>$4.45</text:p>
          </table:table-cell>
          <table:table-cell table:style-name="ce49" table:formula="of:=ROUNDUP([.H22]/[.I22];0)" office:value-type="float" office:value="4" calcext:value-type="float">
            <text:p>4</text:p>
          </table:table-cell>
          <table:table-cell table:style-name="ce49" table:formula="of:=[.K22]" office:value-type="float" office:value="4" calcext:value-type="float">
            <text:p>4</text:p>
          </table:table-cell>
          <table:table-cell table:style-name="ce50" table:formula="of:=[.J22]*[.L22]" office:value-type="currency" office:currency="USD" office:value="17.8" calcext:value-type="currency">
            <text:p>$17.80</text:p>
          </table:table-cell>
          <table:table-cell table:style-name="ce49" table:formula="of:=MAX(0;ROUNDUP(([.$B$15]*[.G22]-[.L22]*[.I22])/[.I22];0))" office:value-type="float" office:value="0" calcext:value-type="float">
            <text:p>0</text:p>
          </table:table-cell>
          <table:table-cell table:style-name="ce50" table:formula="of:=[.J22]*[.N22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7">
          <table:table-cell table:style-name="ce37" office:value-type="string" calcext:value-type="string">
            <text:p>RJ45 bulkheads attachment hex nut with lock washers</text:p>
          </table:table-cell>
          <table:table-cell table:style-name="ce37" office:value-type="string" calcext:value-type="string">
            <text:p>#4, hex nut with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5</text:p>
          </table:table-cell>
          <table:table-cell table:style-name="ce44" table:formula="of:=[.C23]" office:value-type="string" office:string-value="McMaster-Carr" calcext:value-type="string">
            <text:p>McMaster-Carr</text:p>
          </table:table-cell>
          <table:table-cell table:style-name="ce44" table:formula="of:=[.D23]" office:value-type="string" office:string-value="96278A005" calcext:value-type="string">
            <text:p>96278A005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23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49" table:formula="of:=ROUNDUP([.H23]/[.I23];0)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0" table:formula="of:=[.J23]*[.L23]" office:value-type="currency" office:currency="USD" office:value="29.4" calcext:value-type="currency">
            <text:p>$29.40</text:p>
          </table:table-cell>
          <table:table-cell table:style-name="ce49" table:formula="of:=MAX(0;ROUNDUP(([.$B$15]*[.G23]-[.L23]*[.I23])/[.I23];0))" office:value-type="float" office:value="0" calcext:value-type="float">
            <text:p>0</text:p>
          </table:table-cell>
          <table:table-cell table:style-name="ce50" table:formula="of:=[.J23]*[.N23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C bulkhead adapter</text:p>
          </table:table-cell>
          <table:table-cell table:style-name="ce37" office:value-type="string" calcext:value-type="string">
            <text:p>#2-56 1/2”, round head : no <text:span text:style-name="T5">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081</text:p>
          </table:table-cell>
          <table:table-cell table:style-name="ce44" table:formula="of:=[.C24]" office:value-type="string" office:string-value="McMaster-Carr" calcext:value-type="string">
            <text:p>McMaster-Carr</text:p>
          </table:table-cell>
          <table:table-cell table:style-name="ce44" table:formula="of:=[.D24]" office:value-type="string" office:string-value="91772A081" calcext:value-type="string">
            <text:p>91772A08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4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29" calcext:value-type="currency">
            <text:p>$5.29</text:p>
          </table:table-cell>
          <table:table-cell table:style-name="ce49" table:formula="of:=ROUNDUP([.H24]/[.I24];0)" office:value-type="float" office:value="1" calcext:value-type="float">
            <text:p>1</text:p>
          </table:table-cell>
          <table:table-cell table:style-name="ce49" table:formula="of:=[.K24]+1" office:value-type="float" office:value="2" calcext:value-type="float">
            <text:p>2</text:p>
          </table:table-cell>
          <table:table-cell table:style-name="ce50" table:formula="of:=[.J24]*[.L24]" office:value-type="currency" office:currency="USD" office:value="10.58" calcext:value-type="currency">
            <text:p>$10.58</text:p>
          </table:table-cell>
          <table:table-cell table:style-name="ce49" table:formula="of:=MAX(0;ROUNDUP(([.$B$15]*[.G24]-[.L24]*[.I24])/[.I24];0))" office:value-type="float" office:value="0" calcext:value-type="float">
            <text:p>0</text:p>
          </table:table-cell>
          <table:table-cell table:style-name="ce50" table:formula="of:=[.J24]*[.N24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C bulkhead adapter hex nut</text:p>
          </table:table-cell>
          <table:table-cell table:style-name="ce37" office:value-type="string" calcext:value-type="string">
            <text:p>#2, hex nut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841A003</text:p>
          </table:table-cell>
          <table:table-cell table:style-name="ce44" table:formula="of:=[.C25]" office:value-type="string" office:string-value="McMaster-Carr" calcext:value-type="string">
            <text:p>McMaster-Carr</text:p>
          </table:table-cell>
          <table:table-cell table:style-name="ce44" table:formula="of:=[.D25]" office:value-type="string" office:string-value="91841A003" calcext:value-type="string">
            <text:p>91841A00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5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7" calcext:value-type="currency">
            <text:p>$2.77</text:p>
          </table:table-cell>
          <table:table-cell table:style-name="ce49" table:formula="of:=ROUNDUP([.H25]/[.I25];0)" office:value-type="float" office:value="1" calcext:value-type="float">
            <text:p>1</text:p>
          </table:table-cell>
          <table:table-cell table:style-name="ce49" table:formula="of:=[.K25]+1" office:value-type="float" office:value="2" calcext:value-type="float">
            <text:p>2</text:p>
          </table:table-cell>
          <table:table-cell table:style-name="ce50" table:formula="of:=[.J25]*[.L25]" office:value-type="currency" office:currency="USD" office:value="5.54" calcext:value-type="currency">
            <text:p>$5.54</text:p>
          </table:table-cell>
          <table:table-cell table:style-name="ce49" table:formula="of:=MAX(0;ROUNDUP(([.$B$15]*[.G25]-[.L25]*[.I25])/[.I25];0))" office:value-type="float" office:value="0" calcext:value-type="float">
            <text:p>0</text:p>
          </table:table-cell>
          <table:table-cell table:style-name="ce50" table:formula="of:=[.J25]*[.N25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C bulkhead adapter lock washer</text:p>
          </table:table-cell>
          <table:table-cell table:style-name="ce37" office:value-type="string" calcext:value-type="string">
            <text:p>#2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8438A200</text:p>
          </table:table-cell>
          <table:table-cell table:style-name="ce44" table:formula="of:=[.C26]" office:value-type="string" office:string-value="McMaster-Carr" calcext:value-type="string">
            <text:p>McMaster-Carr</text:p>
          </table:table-cell>
          <table:table-cell table:style-name="ce44" table:formula="of:=[.D26]" office:value-type="string" office:string-value="98438A200" calcext:value-type="string">
            <text:p>98438A20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6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5" calcext:value-type="currency">
            <text:p>$2.50</text:p>
          </table:table-cell>
          <table:table-cell table:style-name="ce49" table:formula="of:=ROUNDUP([.H26]/[.I26];0)" office:value-type="float" office:value="1" calcext:value-type="float">
            <text:p>1</text:p>
          </table:table-cell>
          <table:table-cell table:style-name="ce49" table:formula="of:=[.K26]" office:value-type="float" office:value="1" calcext:value-type="float">
            <text:p>1</text:p>
          </table:table-cell>
          <table:table-cell table:style-name="ce50" table:formula="of:=[.J26]*[.L26]" office:value-type="currency" office:currency="USD" office:value="2.5" calcext:value-type="currency">
            <text:p>$2.50</text:p>
          </table:table-cell>
          <table:table-cell table:style-name="ce49" table:formula="of:=MAX(0;ROUNDUP(([.$B$15]*[.G26]-[.L26]*[.I26])/[.I26];0))" office:value-type="float" office:value="0" calcext:value-type="float">
            <text:p>0</text:p>
          </table:table-cell>
          <table:table-cell table:style-name="ce50" table:formula="of:=[.J26]*[.N26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12">
          <table:table-cell table:style-name="ce38" office:value-type="string" calcext:value-type="string">
            <text:p>Prototype NMT : Standard jackpost – Dsub37</text:p>
          </table:table-cell>
          <table:table-cell table:style-name="ce38" office:value-type="string" calcext:value-type="string">
            <text:p>.312” <text:span text:style-name="T5">jackscrew socket</text:span></text:p>
          </table:table-cell>
          <table:table-cell table:style-name="ce45" office:value-type="string" calcext:value-type="string">
            <text:p>Keystone Elecronics</text:p>
          </table:table-cell>
          <table:table-cell table:style-name="ce45" office:value-type="float" office:value="7231" calcext:value-type="float">
            <text:p>7231</text:p>
          </table:table-cell>
          <table:table-cell table:style-name="ce45" office:value-type="string" calcext:value-type="string">
            <text:p>Digikey</text:p>
          </table:table-cell>
          <table:table-cell table:style-name="ce48" office:value-type="string" calcext:value-type="string">
            <text:p>36-723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7]*[.$B$15]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51788" calcext:value-type="currency">
            <text:p>$0.52</text:p>
          </table:table-cell>
          <table:table-cell table:style-name="ce49" table:formula="of:=ROUNDUP([.H27]/[.I27];0)" office:value-type="float" office:value="40" calcext:value-type="float">
            <text:p>40</text:p>
          </table:table-cell>
          <table:table-cell table:style-name="ce49" table:formula="of:=[.K27]" office:value-type="float" office:value="40" calcext:value-type="float">
            <text:p>40</text:p>
          </table:table-cell>
          <table:table-cell table:style-name="ce50" table:formula="of:=[.J27]*[.L27]" office:value-type="currency" office:currency="USD" office:value="20.7152" calcext:value-type="currency">
            <text:p>$20.72</text:p>
          </table:table-cell>
          <table:table-cell table:style-name="ce49" table:formula="of:=MAX(0;ROUNDUP(([.$B$15]*[.G27]-[.L27]*[.I27])/[.I27];0))" office:value-type="float" office:value="0" calcext:value-type="float">
            <text:p>0</text:p>
          </table:table-cell>
          <table:table-cell table:style-name="ce50" table:formula="of:=[.J27]*[.N27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Only for the prototype NMT. <text:s/>See SNAP dsub9 attachment and PDU dsubs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4">
          <table:table-cell table:style-name="ce37"/>
          <table:table-cell table:style-name="ce43"/>
          <table:table-cell table:style-name="ce44" table:number-columns-repeated="4"/>
          <table:table-cell table:style-name="ce49" table:number-columns-repeated="9"/>
          <table:table-cell table:style-name="ce37"/>
          <table:table-cell table:number-columns-repeated="1008"/>
        </table:table-row>
        <table:table-row table:style-name="ro10">
          <table:table-cell table:style-name="ce37" office:value-type="string" calcext:value-type="string">
            <text:p>White Rabbit bottom attachment</text:p>
          </table:table-cell>
          <table:table-cell table:style-name="ce37" office:value-type="string" calcext:value-type="string">
            <text:p>M3 .5mm x 5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4</text:p>
          </table:table-cell>
          <table:table-cell table:style-name="ce44" table:formula="of:=[.C29]" office:value-type="string" office:string-value="McMaster-Carr" calcext:value-type="string">
            <text:p>McMaster-Carr</text:p>
          </table:table-cell>
          <table:table-cell table:style-name="ce44" table:formula="of:=[.D29]" office:value-type="string" office:string-value="92010A114" calcext:value-type="string">
            <text:p>92010A11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29]*[.$B$15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81" calcext:value-type="currency">
            <text:p>$3.81</text:p>
          </table:table-cell>
          <table:table-cell table:style-name="ce49" table:formula="of:=ROUNDUP([.H29]/[.I29];0)" office:value-type="float" office:value="2" calcext:value-type="float">
            <text:p>2</text:p>
          </table:table-cell>
          <table:table-cell table:style-name="ce49" table:formula="of:=[.K29]" office:value-type="float" office:value="2" calcext:value-type="float">
            <text:p>2</text:p>
          </table:table-cell>
          <table:table-cell table:style-name="ce50" table:formula="of:=[.J29]*[.L29]" office:value-type="currency" office:currency="USD" office:value="7.62" calcext:value-type="currency">
            <text:p>$7.62</text:p>
          </table:table-cell>
          <table:table-cell table:style-name="ce49" table:formula="of:=MAX(0;ROUNDUP(([.$B$15]*[.G29]-[.L29]*[.I29])/[.I29];0))" office:value-type="float" office:value="0" calcext:value-type="float">
            <text:p>0</text:p>
          </table:table-cell>
          <table:table-cell table:style-name="ce50" table:formula="of:=[.J29]*[.N2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Arduino bottom to standoff attachment</text:p>
          </table:table-cell>
          <table:table-cell table:style-name="ce37" office:value-type="string" calcext:value-type="string">
            <text:p>M2.5 .45mm x 5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014</text:p>
          </table:table-cell>
          <table:table-cell table:style-name="ce44" table:formula="of:=[.C30]" office:value-type="string" office:string-value="McMaster-Carr" calcext:value-type="string">
            <text:p>McMaster-Carr</text:p>
          </table:table-cell>
          <table:table-cell table:style-name="ce44" table:formula="of:=[.D30]" office:value-type="string" office:string-value="92010A014" calcext:value-type="string">
            <text:p>92010A01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0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24" calcext:value-type="currency">
            <text:p>$3.24</text:p>
          </table:table-cell>
          <table:table-cell table:style-name="ce49" table:formula="of:=ROUNDUP([.H30]/[.I30];0)" office:value-type="float" office:value="4" calcext:value-type="float">
            <text:p>4</text:p>
          </table:table-cell>
          <table:table-cell table:style-name="ce49" table:formula="of:=[.K30]" office:value-type="float" office:value="4" calcext:value-type="float">
            <text:p>4</text:p>
          </table:table-cell>
          <table:table-cell table:style-name="ce50" table:formula="of:=[.J30]*[.L30]" office:value-type="currency" office:currency="USD" office:value="12.96" calcext:value-type="currency">
            <text:p>$12.96</text:p>
          </table:table-cell>
          <table:table-cell table:style-name="ce49" table:formula="of:=MAX(0;ROUNDUP(([.$B$15]*[.G30]-[.L30]*[.I30])/[.I30];0))" office:value-type="float" office:value="0" calcext:value-type="float">
            <text:p>0</text:p>
          </table:table-cell>
          <table:table-cell table:style-name="ce50" table:formula="of:=[.J30]*[.N30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12">
          <table:table-cell table:style-name="ce37" office:value-type="string" calcext:value-type="string">
            <text:p>Arduino to standoff attachment</text:p>
          </table:table-cell>
          <table:table-cell table:style-name="ce37" office:value-type="string" calcext:value-type="string">
            <text:p>M2.5 .45mm x 5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103</text:p>
          </table:table-cell>
          <table:table-cell table:style-name="ce44" table:formula="of:=[.C31]" office:value-type="string" office:string-value="McMaster-Carr" calcext:value-type="string">
            <text:p>McMaster-Carr</text:p>
          </table:table-cell>
          <table:table-cell table:style-name="ce44" table:formula="of:=[.D31]" office:value-type="string" office:string-value="92000A103" calcext:value-type="string">
            <text:p>92000A103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1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" calcext:value-type="currency">
            <text:p>$3.40</text:p>
          </table:table-cell>
          <table:table-cell table:style-name="ce49" table:formula="of:=ROUNDUP([.H31]/[.I31];0)" office:value-type="float" office:value="4" calcext:value-type="float">
            <text:p>4</text:p>
          </table:table-cell>
          <table:table-cell table:style-name="ce49" table:formula="of:=[.K31]" office:value-type="float" office:value="4" calcext:value-type="float">
            <text:p>4</text:p>
          </table:table-cell>
          <table:table-cell table:style-name="ce50" table:formula="of:=[.J31]*[.L31]" office:value-type="currency" office:currency="USD" office:value="13.6" calcext:value-type="currency">
            <text:p>$13.60</text:p>
          </table:table-cell>
          <table:table-cell table:style-name="ce49" table:formula="of:=MAX(0;ROUNDUP(([.$B$15]*[.G31]-[.L31]*[.I31])/[.I31];0))" office:value-type="float" office:value="0" calcext:value-type="float">
            <text:p>0</text:p>
          </table:table-cell>
          <table:table-cell table:style-name="ce50" table:formula="of:=[.J31]*[.N31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Arduino to standoff attachment flat washer</text:p>
          </table:table-cell>
          <table:table-cell table:style-name="ce37" office:value-type="string" calcext:value-type="string">
            <text:p>M2.5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196</text:p>
          </table:table-cell>
          <table:table-cell table:style-name="ce44" table:formula="of:=[.C32]" office:value-type="string" office:string-value="McMaster-Carr" calcext:value-type="string">
            <text:p>McMaster-Carr</text:p>
          </table:table-cell>
          <table:table-cell table:style-name="ce44" table:formula="of:=[.D32]" office:value-type="string" office:string-value="93475A196" calcext:value-type="string">
            <text:p>93475A196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2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49" table:formula="of:=ROUNDUP([.H32]/[.I32];0)" office:value-type="float" office:value="4" calcext:value-type="float">
            <text:p>4</text:p>
          </table:table-cell>
          <table:table-cell table:style-name="ce49" table:formula="of:=[.K32]" office:value-type="float" office:value="4" calcext:value-type="float">
            <text:p>4</text:p>
          </table:table-cell>
          <table:table-cell table:style-name="ce50" table:formula="of:=[.J32]*[.L32]" office:value-type="currency" office:currency="USD" office:value="6.32" calcext:value-type="currency">
            <text:p>$6.32</text:p>
          </table:table-cell>
          <table:table-cell table:style-name="ce49" table:formula="of:=MAX(0;ROUNDUP(([.$B$15]*[.G32]-[.L32]*[.I32])/[.I32];0))" office:value-type="float" office:value="0" calcext:value-type="float">
            <text:p>0</text:p>
          </table:table-cell>
          <table:table-cell table:style-name="ce50" table:formula="of:=[.J32]*[.N32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Arduino to standoff attachment lock washer</text:p>
          </table:table-cell>
          <table:table-cell table:style-name="ce37" office:value-type="string" calcext:value-type="string">
            <text:p>M2.5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20</text:p>
          </table:table-cell>
          <table:table-cell table:style-name="ce44" table:formula="of:=[.C33]" office:value-type="string" office:string-value="McMaster-Carr" calcext:value-type="string">
            <text:p>McMaster-Carr</text:p>
          </table:table-cell>
          <table:table-cell table:style-name="ce44" table:formula="of:=[.D33]" office:value-type="string" office:string-value="93925A220" calcext:value-type="string">
            <text:p>93925A22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3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49" table:formula="of:=ROUNDUP([.H33]/[.I33];0)" office:value-type="float" office:value="4" calcext:value-type="float">
            <text:p>4</text:p>
          </table:table-cell>
          <table:table-cell table:style-name="ce49" table:formula="of:=[.K33]" office:value-type="float" office:value="4" calcext:value-type="float">
            <text:p>4</text:p>
          </table:table-cell>
          <table:table-cell table:style-name="ce50" table:formula="of:=[.J33]*[.L33]" office:value-type="currency" office:currency="USD" office:value="13.84" calcext:value-type="currency">
            <text:p>$13.84</text:p>
          </table:table-cell>
          <table:table-cell table:style-name="ce49" table:formula="of:=MAX(0;ROUNDUP(([.$B$15]*[.G33]-[.L33]*[.I33])/[.I33];0))" office:value-type="float" office:value="0" calcext:value-type="float">
            <text:p>0</text:p>
          </table:table-cell>
          <table:table-cell table:style-name="ce50" table:formula="of:=[.J33]*[.N33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4" table:number-rows-repeated="2">
          <table:table-cell table:style-name="ce37" table:number-columns-repeated="2"/>
          <table:table-cell table:style-name="ce44" table:number-columns-repeated="4"/>
          <table:table-cell table:style-name="ce49" table:number-columns-repeated="9"/>
          <table:table-cell table:style-name="ce37"/>
          <table:table-cell table:number-columns-repeated="1008"/>
        </table:table-row>
        <table:table-row table:style-name="ro10">
          <table:table-cell table:style-name="ce37" office:value-type="string" calcext:value-type="string">
            <text:p>Fan screens front and back panels</text:p>
          </table:table-cell>
          <table:table-cell table:style-name="ce37" office:value-type="string" calcext:value-type="string">
            <text:p>#8-32 7/8”, rounded head: <text:span text:style-name="T5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8</text:p>
          </table:table-cell>
          <table:table-cell table:style-name="ce44" table:formula="of:=[.C36]" office:value-type="string" office:string-value="McMaster-Carr" calcext:value-type="string">
            <text:p>McMaster-Carr</text:p>
          </table:table-cell>
          <table:table-cell table:style-name="ce44" table:formula="of:=[.D36]" office:value-type="string" office:string-value="91772A198" calcext:value-type="string">
            <text:p>91772A198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36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9.36" calcext:value-type="currency">
            <text:p>$9.36</text:p>
          </table:table-cell>
          <table:table-cell table:style-name="ce49" table:formula="of:=ROUNDUP([.H36]/[.I36];0)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36]*[.L36]" office:value-type="currency" office:currency="USD" office:value="28.08" calcext:value-type="currency">
            <text:p>$28.08</text:p>
          </table:table-cell>
          <table:table-cell table:style-name="ce49" table:formula="of:=MAX(0;ROUNDUP(([.$B$15]*[.G36]-[.L36]*[.I36])/[.I36];0))" office:value-type="float" office:value="1" calcext:value-type="float">
            <text:p>1</text:p>
          </table:table-cell>
          <table:table-cell table:style-name="ce50" table:formula="of:=[.J36]*[.N36]" office:value-type="currency" office:currency="USD" office:value="9.36" calcext:value-type="currency">
            <text:p>$9.36</text:p>
          </table:table-cell>
          <table:table-cell table:style-name="ce37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an screens front and back panels hex nut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37]" office:value-type="string" office:string-value="McMaster-Carr" calcext:value-type="string">
            <text:p>McMaster-Carr</text:p>
          </table:table-cell>
          <table:table-cell table:style-name="ce44" table:formula="of:=[.D37]" office:value-type="string" office:string-value="96278A009" calcext:value-type="string">
            <text:p>96278A009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37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37]/[.I37];0)" office:value-type="float" office:value="4" calcext:value-type="float">
            <text:p>4</text:p>
          </table:table-cell>
          <table:table-cell table:style-name="ce53" table:formula="of:=[.K37]-2" office:value-type="float" office:value="2" calcext:value-type="float">
            <text:p>2</text:p>
          </table:table-cell>
          <table:table-cell table:style-name="ce50" table:formula="of:=[.J37]*[.L37]" office:value-type="currency" office:currency="USD" office:value="14.8" calcext:value-type="currency">
            <text:p>$14.80</text:p>
          </table:table-cell>
          <table:table-cell table:style-name="ce49" table:formula="of:=MAX(0;ROUNDUP(([.$B$15]*[.G37]-[.L37]*[.I37])/[.I37];0))" office:value-type="float" office:value="2" calcext:value-type="float">
            <text:p>2</text:p>
          </table:table-cell>
          <table:table-cell table:style-name="ce50" table:formula="of:=[.J37]*[.N37]" office:value-type="currency" office:currency="USD" office:value="14.8" calcext:value-type="currency">
            <text:p>$14.80</text:p>
          </table:table-cell>
          <table:table-cell table:style-name="ce37"/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4">
          <table:table-cell table:style-name="ce37" table:number-columns-repeated="2"/>
          <table:table-cell table:style-name="ce44"/>
          <table:table-cell table:style-name="ce47"/>
          <table:table-cell table:style-name="ce44" table:number-columns-repeated="2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17">
          <table:table-cell table:style-name="ce37" office:value-type="string" calcext:value-type="string">
            <text:p>PCB Chassis fan : leftover BEE2 chassis fans</text:p>
          </table:table-cell>
          <table:table-cell table:style-name="ce37" office:value-type="string" calcext:value-type="string">
            <text:p>60x60mm by 25mm deep. 2 balls. 4500RPM, <text:s/>23.5CFM, 34.5dBA. 12V @ 0.142A = 1.7W. <text:s/>life expectancy = no spec.</text:p>
          </table:table-cell>
          <table:table-cell table:style-name="ce46" office:value-type="string" calcext:value-type="string">
            <text:p>Sunon </text:p>
          </table:table-cell>
          <table:table-cell table:style-name="ce47" office:value-type="string" calcext:value-type="string">
            <text:p>KDE1206PTV1.MS.A.GN</text:p>
          </table:table-cell>
          <table:table-cell table:style-name="ce44" table:number-columns-repeated="2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8" calcext:value-type="float">
            <text:p>68</text:p>
          </table:table-cell>
          <table:table-cell table:style-name="ce50" table:formula="of:=[.J39]*[.L39]" office:value-type="currency" office:currency="USD" office:value="0.68" calcext:value-type="currency">
            <text:p>$0.68</text:p>
          </table:table-cell>
          <table:table-cell table:style-name="ce49" table:formula="of:=MAX(0;ROUNDUP(([.H39]-[.L39]*[.I39])/[.I39];0))" office:value-type="float" office:value="0" calcext:value-type="float">
            <text:p>0</text:p>
          </table:table-cell>
          <table:table-cell table:style-name="ce50" table:formula="of:=[.J39]*[.N3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media.digikey.com/pdf/Data%20Sheets/Sunon%20PDFs/KDE1206PTV1%20MS.A.GN.pdf" xlink:type="simple">https://media.digikey.com/pdf/Data%20Sheets/Sunon%20PDFs/KDE1206PTV1%20MS.A.GN.pdf</text:a></text:p>
          </table:table-cell>
          <table:table-cell table:number-columns-repeated="1007"/>
        </table:table-row>
        <table:table-row table:style-name="ro17">
          <table:table-cell table:style-name="ce37" office:value-type="string" calcext:value-type="string">
            <text:p>PCB Chassis fan (after the old BEE2 chassis fans run out)</text:p>
          </table:table-cell>
          <table:table-cell table:style-name="ce37" office:value-type="string" calcext:value-type="string">
            <text:p>60x60mm by 25mm deep. 2 balls. 4500RPM, <text:s/>23.5CFM, 34.5dBA. 12V @ 0.120A = 1.4W. <text:s/>life expectancy = 70,000 hours at 40 degC</text:p>
          </table:table-cell>
          <table:table-cell table:style-name="ce46" office:value-type="string" calcext:value-type="string">
            <text:p>Sunon </text:p>
          </table:table-cell>
          <table:table-cell table:style-name="ce47" office:value-type="string" calcext:value-type="string">
            <text:p>EE60251B1-000U-999</text:p>
          </table:table-cell>
          <table:table-cell table:style-name="ce46" office:value-type="string" calcext:value-type="string">
            <text:p>Digikey </text:p>
          </table:table-cell>
          <table:table-cell table:style-name="ce44" office:value-type="string" calcext:value-type="string">
            <text:p>259-169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currency" office:currency="USD" office:value="6.26" calcext:value-type="currency">
            <text:p>$6.2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50" table:formula="of:=[.J40]*[.L40]" office:value-type="currency" office:currency="USD" office:value="75.12" calcext:value-type="currency">
            <text:p>$75.12</text:p>
          </table:table-cell>
          <table:table-cell table:style-name="ce49" table:formula="of:=MAX(0;ROUNDUP(([.H40]-[.L40]*[.I40])/[.I40];0))" office:value-type="float" office:value="0" calcext:value-type="float">
            <text:p>0</text:p>
          </table:table-cell>
          <table:table-cell table:style-name="ce50" table:formula="of:=[.J40]*[.N40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These augment the old and obsolete but unused BEE2 chassis fans shown abov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7342F28443036303631303030472D3030292D342E706466" xlink:type="simple">http://portal.sunon.com.tw/pls/portal/sunonap.sunon_html_d_pkg.open_file?input_file_name=7264646F632F3230313430312F3137363537342F28443036303631303030472D3030292D342E706466</text:a></text:p>
          </table:table-cell>
          <table:table-cell table:number-columns-repeated="1007"/>
        </table:table-row>
        <table:table-row table:style-name="ro17">
          <table:table-cell table:style-name="ce39" office:value-type="string" calcext:value-type="string">
            <text:p>PDU chassis fan   </text:p>
          </table:table-cell>
          <table:table-cell table:style-name="ce38"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39" office:value-type="string" calcext:value-type="string">
            <text:p>Sunon </text:p>
          </table:table-cell>
          <table:table-cell table:style-name="ce39" office:value-type="string" calcext:value-type="string">
            <text:p>EE80251B1-000U-A99 </text:p>
          </table:table-cell>
          <table:table-cell table:style-name="ce39" office:value-type="string" calcext:value-type="string">
            <text:p>Digikey </text:p>
          </table:table-cell>
          <table:table-cell table:style-name="ce39" office:value-type="string" calcext:value-type="string">
            <text:p>259-1629-ND 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G41]*[.$B$13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float" office:value="8.19" calcext:value-type="float">
            <text:p>8.19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currency" office:currency="USD" office:value="40.95" calcext:value-type="currency">
            <text:p>$40.95</text:p>
          </table:table-cell>
          <table:table-cell table:style-name="ce49" table:formula="of:=MAX(0;ROUNDUP(([.H41]-[.L41]*[.I41])/[.I41];0))" office:value-type="float" office:value="0" calcext:value-type="float">
            <text:p>0</text:p>
          </table:table-cell>
          <table:table-cell table:style-name="ce50" table:formula="of:=[.J41]*[.N41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Note this is for the PDU – not PCB! Save for prototype Node Enclosur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8332F28443038303338313230472D3030292D342E706466" xlink:type="simple">http://portal.sunon.com.tw/pls/portal/sunonap.sunon_html_d_pkg.open_file?input_file_name=7264646F632F3230313430312F3137363538332F28443038303338313230472D3030292D342E706466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RJ45 bulkheads and input/output VAC line filters</text:p>
          </table:table-cell>
          <table:table-cell table:style-name="ce37" office:value-type="string" calcext:value-type="string">
            <text:p>#4-40 1/2”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772A110</text:p>
          </table:table-cell>
          <table:table-cell table:style-name="ce44" table:formula="of:=[.C42]" office:value-type="string" office:string-value="McMaster-Carr" calcext:value-type="string">
            <text:p>McMaster-Carr</text:p>
          </table:table-cell>
          <table:table-cell table:style-name="ce44" table:formula="of:=[.D42]" office:value-type="string" office:string-value="91772A110" calcext:value-type="string">
            <text:p>91772A110</text:p>
          </table:table-cell>
          <table:table-cell table:style-name="ce49" table:formula="of:=2*(1+2+2)" office:value-type="float" office:value="10" calcext:value-type="float">
            <text:p>10</text:p>
          </table:table-cell>
          <table:table-cell table:style-name="ce49" table:formula="of:=[.G42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45" calcext:value-type="currency">
            <text:p>$4.45</text:p>
          </table:table-cell>
          <table:table-cell table:style-name="ce49" table:formula="of:=ROUNDUP([.H42]/[.I42];0)" office:value-type="float" office:value="4" calcext:value-type="float">
            <text:p>4</text:p>
          </table:table-cell>
          <table:table-cell table:style-name="ce49" table:formula="of:=[.K42]" office:value-type="float" office:value="4" calcext:value-type="float">
            <text:p>4</text:p>
          </table:table-cell>
          <table:table-cell table:style-name="ce50" table:formula="of:=[.J42]*[.L42]" office:value-type="currency" office:currency="USD" office:value="17.8" calcext:value-type="currency">
            <text:p>$17.80</text:p>
          </table:table-cell>
          <table:table-cell table:style-name="ce49" table:formula="of:=MAX(0;ROUNDUP(([.$B$15]*[.G42]-[.L42]*[.I42])/[.I42];0))" office:value-type="float" office:value="0" calcext:value-type="float">
            <text:p>0</text:p>
          </table:table-cell>
          <table:table-cell table:style-name="ce50" table:formula="of:=[.J42]*[.N42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7">
          <table:table-cell table:style-name="ce37" office:value-type="string" calcext:value-type="string">
            <text:p>RJ45 bulkheads attachment hex nut with lock washers</text:p>
          </table:table-cell>
          <table:table-cell table:style-name="ce37" office:value-type="string" calcext:value-type="string">
            <text:p>#4, hex nut with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5</text:p>
          </table:table-cell>
          <table:table-cell table:style-name="ce44" table:formula="of:=[.C43]" office:value-type="string" office:string-value="McMaster-Carr" calcext:value-type="string">
            <text:p>McMaster-Carr</text:p>
          </table:table-cell>
          <table:table-cell table:style-name="ce44" table:formula="of:=[.D43]" office:value-type="string" office:string-value="96278A005" calcext:value-type="string">
            <text:p>96278A005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43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49" table:formula="of:=ROUNDUP([.H43]/[.I43];0)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0" table:formula="of:=[.J43]*[.L43]" office:value-type="currency" office:currency="USD" office:value="29.4" calcext:value-type="currency">
            <text:p>$29.40</text:p>
          </table:table-cell>
          <table:table-cell table:style-name="ce49" table:formula="of:=MAX(0;ROUNDUP(([.$B$15]*[.G43]-[.L43]*[.I43])/[.I43];0))" office:value-type="float" office:value="0" calcext:value-type="float">
            <text:p>0</text:p>
          </table:table-cell>
          <table:table-cell table:style-name="ce50" table:formula="of:=[.J43]*[.N43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tandard jackpost – Dsub9</text:p>
          </table:table-cell>
          <table:table-cell table:style-name="ce37" office:value-type="string" calcext:value-type="string">
            <text:p>.312” <text:span text:style-name="T5">jackscrew socket</text:span></text:p>
          </table:table-cell>
          <table:table-cell table:style-name="ce44" office:value-type="string" calcext:value-type="string">
            <text:p>Keystone Elecronics</text:p>
          </table:table-cell>
          <table:table-cell table:style-name="ce44" office:value-type="float" office:value="7231" calcext:value-type="float">
            <text:p>7231</text:p>
          </table:table-cell>
          <table:table-cell table:style-name="ce44" office:value-type="string" calcext:value-type="string">
            <text:p>Digikey</text:p>
          </table:table-cell>
          <table:table-cell table:style-name="ce47" office:value-type="string" calcext:value-type="string">
            <text:p>36-7231-ND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G44]*[.$B$15]" office:value-type="float" office:value="400" calcext:value-type="float">
            <text:p>40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51788" calcext:value-type="currency">
            <text:p>$0.52</text:p>
          </table:table-cell>
          <table:table-cell table:style-name="ce49" table:formula="of:=ROUNDUP([.H44]/[.I44];0)" office:value-type="float" office:value="200" calcext:value-type="float">
            <text:p>200</text:p>
          </table:table-cell>
          <table:table-cell table:style-name="ce53" table:formula="of:=250-34-40" office:value-type="float" office:value="176" calcext:value-type="float">
            <text:p>176</text:p>
          </table:table-cell>
          <table:table-cell table:style-name="ce50" table:formula="of:=[.J44]*[.L44]" office:value-type="currency" office:currency="USD" office:value="91.14688" calcext:value-type="currency">
            <text:p>$91.15</text:p>
          </table:table-cell>
          <table:table-cell table:style-name="ce49" table:formula="of:=MAX(0;ROUNDUP(([.$B$15]*[.G44]-[.L44]*[.I44])/[.I44];0))" office:value-type="float" office:value="24" calcext:value-type="float">
            <text:p>24</text:p>
          </table:table-cell>
          <table:table-cell table:style-name="ce50" table:formula="of:=[.J44]*[.N44]" office:value-type="currency" office:currency="USD" office:value="12.42912" calcext:value-type="currency">
            <text:p>$12.43</text:p>
          </table:table-cell>
          <table:table-cell table:style-name="ce37" office:value-type="string" calcext:value-type="string">
            <text:p>See SNAP dsub9 attachment and NMT dsub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SRs to the back plate</text:p>
          </table:table-cell>
          <table:table-cell table:style-name="ce37" office:value-type="string" calcext:value-type="string">
            <text:p>#8-32 1/2”, rounded head: <text:span text:style-name="T5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4</text:p>
          </table:table-cell>
          <table:table-cell table:style-name="ce44" table:formula="of:=[.C45]" office:value-type="string" office:string-value="McMaster-Carr" calcext:value-type="string">
            <text:p>McMaster-Carr</text:p>
          </table:table-cell>
          <table:table-cell table:style-name="ce44" table:formula="of:=[.D45]" office:value-type="string" office:string-value="91772A194" calcext:value-type="string">
            <text:p>91772A19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G45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54" calcext:value-type="currency">
            <text:p>$7.54</text:p>
          </table:table-cell>
          <table:table-cell table:style-name="ce49" table:formula="of:=ROUNDUP([.H45]/[.I45];0)" office:value-type="float" office:value="3" calcext:value-type="float">
            <text:p>3</text:p>
          </table:table-cell>
          <table:table-cell table:style-name="ce53" table:formula="of:=[.K45]-2" office:value-type="float" office:value="1" calcext:value-type="float">
            <text:p>1</text:p>
          </table:table-cell>
          <table:table-cell table:style-name="ce50" table:formula="of:=[.J45]*[.L45]" office:value-type="currency" office:currency="USD" office:value="7.54" calcext:value-type="currency">
            <text:p>$7.54</text:p>
          </table:table-cell>
          <table:table-cell table:style-name="ce49" table:formula="of:=MAX(0;ROUNDUP(([.$B$15]*[.G45]-[.L45]*[.I45])/[.I45];0))" office:value-type="float" office:value="2" calcext:value-type="float">
            <text:p>2</text:p>
          </table:table-cell>
          <table:table-cell table:style-name="ce50" table:formula="of:=[.J45]*[.N45]" office:value-type="currency" office:currency="USD" office:value="15.08" calcext:value-type="currency">
            <text:p>$15.08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SRs to the back plate : lock washer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46]" office:value-type="string" office:string-value="McMaster-Carr" calcext:value-type="string">
            <text:p>McMaster-Carr</text:p>
          </table:table-cell>
          <table:table-cell table:style-name="ce44" table:formula="of:=[.D46]" office:value-type="string" office:string-value="96278A009" calcext:value-type="string">
            <text:p>96278A009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G46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46]/[.I46];0)" office:value-type="float" office:value="3" calcext:value-type="float">
            <text:p>3</text:p>
          </table:table-cell>
          <table:table-cell table:style-name="ce53" table:formula="of:=[.K46]-2" office:value-type="float" office:value="1" calcext:value-type="float">
            <text:p>1</text:p>
          </table:table-cell>
          <table:table-cell table:style-name="ce50" table:formula="of:=[.J46]*[.L46]" office:value-type="currency" office:currency="USD" office:value="7.4" calcext:value-type="currency">
            <text:p>$7.40</text:p>
          </table:table-cell>
          <table:table-cell table:style-name="ce49" table:formula="of:=MAX(0;ROUNDUP(([.$B$15]*[.G46]-[.L46]*[.I46])/[.I46];0))" office:value-type="float" office:value="2" calcext:value-type="float">
            <text:p>2</text:p>
          </table:table-cell>
          <table:table-cell table:style-name="ce50" table:formula="of:=[.J46]*[.N46]" office:value-type="currency" office:currency="USD" office:value="14.8" calcext:value-type="currency">
            <text:p>$14.80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2">
          <table:table-cell table:style-name="ce37" office:value-type="string" calcext:value-type="string">
            <text:p>disc thermostat, maybe for interface to standoffs, +12VDC PSU to right side : lock washer</text:p>
          </table:table-cell>
          <table:table-cell table:style-name="ce37" office:value-type="string" calcext:value-type="string">
            <text:p>M3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20</text:p>
          </table:table-cell>
          <table:table-cell table:style-name="ce44" table:formula="of:=[.C47]" office:value-type="string" office:string-value="McMaster-Carr" calcext:value-type="string">
            <text:p>McMaster-Carr</text:p>
          </table:table-cell>
          <table:table-cell table:style-name="ce44" table:formula="of:=[.D47]" office:value-type="string" office:string-value="91120A120" calcext:value-type="string">
            <text:p>91120A120</text:p>
          </table:table-cell>
          <table:table-cell table:style-name="ce49" table:formula="of:=2+(0*4)+5" office:value-type="float" office:value="7" calcext:value-type="float">
            <text:p>7</text:p>
          </table:table-cell>
          <table:table-cell table:style-name="ce49" table:formula="of:=[.G47]*[.$B$15]" office:value-type="float" office:value="280" calcext:value-type="float">
            <text:p>2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28" calcext:value-type="currency">
            <text:p>$2.28</text:p>
          </table:table-cell>
          <table:table-cell table:style-name="ce49" table:formula="of:=ROUNDUP([.H47]/[.I47];0)" office:value-type="float" office:value="3" calcext:value-type="float">
            <text:p>3</text:p>
          </table:table-cell>
          <table:table-cell table:style-name="ce49" table:formula="of:=[.K47]" office:value-type="float" office:value="3" calcext:value-type="float">
            <text:p>3</text:p>
          </table:table-cell>
          <table:table-cell table:style-name="ce50" table:formula="of:=[.J47]*[.L47]" office:value-type="currency" office:currency="USD" office:value="6.84" calcext:value-type="currency">
            <text:p>$6.84</text:p>
          </table:table-cell>
          <table:table-cell table:style-name="ce49" table:formula="of:=MAX(0;ROUNDUP(([.$B$15]*[.G47]-[.L47]*[.I47])/[.I47];0))" office:value-type="float" office:value="0" calcext:value-type="float">
            <text:p>0</text:p>
          </table:table-cell>
          <table:table-cell table:style-name="ce50" table:formula="of:=[.J47]*[.N47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Interface board, +5V PSU to the bottom plate</text:p>
          </table:table-cell>
          <table:table-cell table:style-name="ce37" office:value-type="string" calcext:value-type="string">
            <text:p>M3 .5mm x 4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2</text:p>
          </table:table-cell>
          <table:table-cell table:style-name="ce44" table:formula="of:=[.C48]" office:value-type="string" office:string-value="McMaster-Carr" calcext:value-type="string">
            <text:p>McMaster-Carr</text:p>
          </table:table-cell>
          <table:table-cell table:style-name="ce44" table:formula="of:=[.D48]" office:value-type="string" office:string-value="92010A112" calcext:value-type="string">
            <text:p>92010A112</text:p>
          </table:table-cell>
          <table:table-cell table:style-name="ce49" table:formula="of:=4+2" office:value-type="float" office:value="6" calcext:value-type="float">
            <text:p>6</text:p>
          </table:table-cell>
          <table:table-cell table:style-name="ce49" table:formula="of:=[.G48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76" calcext:value-type="currency">
            <text:p>$3.76</text:p>
          </table:table-cell>
          <table:table-cell table:style-name="ce49" table:formula="of:=ROUNDUP([.H48]/[.I48];0)" office:value-type="float" office:value="3" calcext:value-type="float">
            <text:p>3</text:p>
          </table:table-cell>
          <table:table-cell table:style-name="ce49" table:formula="of:=[.K48]" office:value-type="float" office:value="3" calcext:value-type="float">
            <text:p>3</text:p>
          </table:table-cell>
          <table:table-cell table:style-name="ce50" table:formula="of:=[.J48]*[.L48]" office:value-type="currency" office:currency="USD" office:value="11.28" calcext:value-type="currency">
            <text:p>$11.28</text:p>
          </table:table-cell>
          <table:table-cell table:style-name="ce49" table:formula="of:=MAX(0;ROUNDUP(([.$B$15]*[.G48]-[.L48]*[.I48])/[.I48];0))" office:value-type="float" office:value="0" calcext:value-type="float">
            <text:p>0</text:p>
          </table:table-cell>
          <table:table-cell table:style-name="ce50" table:formula="of:=[.J48]*[.N48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Interface board</text:p>
          </table:table-cell>
          <table:table-cell table:style-name="ce37" office:value-type="string" calcext:value-type="string">
            <text:p>M3 .5mm x 5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00A114</text:p>
          </table:table-cell>
          <table:table-cell table:style-name="ce44" table:formula="of:=[.C49]" office:value-type="string" office:string-value="McMaster-Carr" calcext:value-type="string">
            <text:p>McMaster-Carr</text:p>
          </table:table-cell>
          <table:table-cell table:style-name="ce44" table:formula="of:=[.D49]" office:value-type="string" office:string-value="92000A114" calcext:value-type="string">
            <text:p>92000A11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49]*[.$B$15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" calcext:value-type="currency">
            <text:p>$4.00</text:p>
          </table:table-cell>
          <table:table-cell table:style-name="ce49" table:formula="of:=ROUNDUP([.H49]/[.I49];0)" office:value-type="float" office:value="2" calcext:value-type="float">
            <text:p>2</text:p>
          </table:table-cell>
          <table:table-cell table:style-name="ce49" table:formula="of:=[.K49]" office:value-type="float" office:value="2" calcext:value-type="float">
            <text:p>2</text:p>
          </table:table-cell>
          <table:table-cell table:style-name="ce50" table:formula="of:=[.J49]*[.L49]" office:value-type="currency" office:currency="USD" office:value="8" calcext:value-type="currency">
            <text:p>$8.00</text:p>
          </table:table-cell>
          <table:table-cell table:style-name="ce49" table:formula="of:=MAX(0;ROUNDUP(([.$B$15]*[.G49]-[.L49]*[.I49])/[.I49];0))" office:value-type="float" office:value="0" calcext:value-type="float">
            <text:p>0</text:p>
          </table:table-cell>
          <table:table-cell table:style-name="ce50" table:formula="of:=[.J49]*[.N4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+12VDC PSU to the right side panel</text:p>
          </table:table-cell>
          <table:table-cell table:style-name="ce37" office:value-type="string" calcext:value-type="string">
            <text:p>M3 .5mm x 6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00A116</text:p>
          </table:table-cell>
          <table:table-cell table:style-name="ce44" table:formula="of:=[.C50]" office:value-type="string" office:string-value="McMaster-Carr" calcext:value-type="string">
            <text:p>McMaster-Carr</text:p>
          </table:table-cell>
          <table:table-cell table:style-name="ce44" table:formula="of:=[.D50]" office:value-type="string" office:string-value="92000A116" calcext:value-type="string">
            <text:p>92000A11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G50]*[.$B$15]" office:value-type="float" office:value="200" calcext:value-type="float">
            <text:p>2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31" calcext:value-type="currency">
            <text:p>$5.31</text:p>
          </table:table-cell>
          <table:table-cell table:style-name="ce49" table:formula="of:=ROUNDUP([.H50]/[.I50];0)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0" table:formula="of:=[.J50]*[.L50]" office:value-type="currency" office:currency="USD" office:value="15.93" calcext:value-type="currency">
            <text:p>$15.93</text:p>
          </table:table-cell>
          <table:table-cell table:style-name="ce49" table:formula="of:=MAX(0;ROUNDUP(([.$B$15]*[.G50]-[.L50]*[.I50])/[.I50];0))" office:value-type="float" office:value="0" calcext:value-type="float">
            <text:p>0</text:p>
          </table:table-cell>
          <table:table-cell table:style-name="ce50" table:formula="of:=[.J50]*[.N50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16" xlink:type="simple">https://www.mcmaster.com/#92000A116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disc thermostat to the bottom plate</text:p>
          </table:table-cell>
          <table:table-cell table:style-name="ce37" office:value-type="string" calcext:value-type="string">
            <text:p>M3 .5mm x 8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8</text:p>
          </table:table-cell>
          <table:table-cell table:style-name="ce44" table:formula="of:=[.C51]" office:value-type="string" office:string-value="McMaster-Carr" calcext:value-type="string">
            <text:p>McMaster-Carr</text:p>
          </table:table-cell>
          <table:table-cell table:style-name="ce44" table:formula="of:=[.D51]" office:value-type="string" office:string-value="92010A118" calcext:value-type="string">
            <text:p>92010A118</text:p>
          </table:table-cell>
          <table:table-cell table:style-name="ce49" table:formula="of:=2" office:value-type="float" office:value="2" calcext:value-type="float">
            <text:p>2</text:p>
          </table:table-cell>
          <table:table-cell table:style-name="ce49" table:formula="of:=[.G51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31" calcext:value-type="currency">
            <text:p>$5.31</text:p>
          </table:table-cell>
          <table:table-cell table:style-name="ce49" table:formula="of:=ROUNDUP([.H51]/[.I51];0)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formula="of:=[.J51]*[.L51]" office:value-type="currency" office:currency="USD" office:value="0" calcext:value-type="currency">
            <text:p>$0.00</text:p>
          </table:table-cell>
          <table:table-cell table:style-name="ce49" table:formula="of:=MAX(0;ROUNDUP(([.$B$15]*[.G51]-[.L51]*[.I51])/[.I51];0))" office:value-type="float" office:value="1" calcext:value-type="float">
            <text:p>1</text:p>
          </table:table-cell>
          <table:table-cell table:style-name="ce50" table:formula="of:=[.J51]*[.N51]" office:value-type="currency" office:currency="USD" office:value="5.31" calcext:value-type="currency">
            <text:p>$5.31</text:p>
          </table:table-cell>
          <table:table-cell table:style-name="ce37"/>
          <table:table-cell office:value-type="string" calcext:value-type="string">
            <text:p><text:a xlink:href="https://www.mcmaster.com/#92000a118" xlink:type="simple">https://www.mcmaster.com/#92000a118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disc thermostat to the bottom plate: flat washer</text:p>
          </table:table-cell>
          <table:table-cell table:style-name="ce37" office:value-type="string" calcext:value-type="string">
            <text:p>M3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210</text:p>
          </table:table-cell>
          <table:table-cell table:style-name="ce44" table:formula="of:=[.C52]" office:value-type="string" office:string-value="McMaster-Carr" calcext:value-type="string">
            <text:p>McMaster-Carr</text:p>
          </table:table-cell>
          <table:table-cell table:style-name="ce44" table:formula="of:=[.D52]" office:value-type="string" office:string-value="93475A210" calcext:value-type="string">
            <text:p>93475A21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2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 table:style-name="ce49" table:formula="of:=ROUNDUP([.H52]/[.I52];0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0" table:formula="of:=[.J52]*[.L52]" office:value-type="currency" office:currency="USD" office:value="6.48" calcext:value-type="currency">
            <text:p>$6.48</text:p>
          </table:table-cell>
          <table:table-cell table:style-name="ce49" table:formula="of:=MAX(0;ROUNDUP(([.$B$15]*[.G52]-[.L52]*[.I52])/[.I52];0))" office:value-type="float" office:value="0" calcext:value-type="float">
            <text:p>0</text:p>
          </table:table-cell>
          <table:table-cell table:style-name="ce50" table:formula="of:=[.J52]*[.N52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disc thermostat : hex nut</text:p>
          </table:table-cell>
          <table:table-cell table:style-name="ce37" office:value-type="string" calcext:value-type="string">
            <text:p>M3 .5mm hex nut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828A211</text:p>
          </table:table-cell>
          <table:table-cell table:style-name="ce44" table:formula="of:=[.C53]" office:value-type="string" office:string-value="McMaster-Carr" calcext:value-type="string">
            <text:p>McMaster-Carr</text:p>
          </table:table-cell>
          <table:table-cell table:style-name="ce44" table:formula="of:=[.D53]" office:value-type="string" office:string-value="91828A211" calcext:value-type="string">
            <text:p>91828A21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3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55" calcext:value-type="currency">
            <text:p>$5.55</text:p>
          </table:table-cell>
          <table:table-cell table:style-name="ce49" table:formula="of:=ROUNDUP([.H53]/[.I53];0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0" table:formula="of:=[.J53]*[.L53]" office:value-type="currency" office:currency="USD" office:value="22.2" calcext:value-type="currency">
            <text:p>$22.20</text:p>
          </table:table-cell>
          <table:table-cell table:style-name="ce49" table:formula="of:=MAX(0;ROUNDUP(([.$B$15]*[.G53]-[.L53]*[.I53])/[.I53];0))" office:value-type="float" office:value="0" calcext:value-type="float">
            <text:p>0</text:p>
          </table:table-cell>
          <table:table-cell table:style-name="ce50" table:formula="of:=[.J53]*[.N53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lat washer for TBD</text:p>
          </table:table-cell>
          <table:table-cell table:style-name="ce37" office:value-type="string" calcext:value-type="string">
            <text:p>M4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230</text:p>
          </table:table-cell>
          <table:table-cell table:style-name="ce44" table:formula="of:=[.C54]" office:value-type="string" office:string-value="McMaster-Carr" calcext:value-type="string">
            <text:p>McMaster-Carr</text:p>
          </table:table-cell>
          <table:table-cell table:style-name="ce44" table:formula="of:=[.D54]" office:value-type="string" office:string-value="93475A230" calcext:value-type="string">
            <text:p>93475A2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4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 table:style-name="ce49" table:formula="of:=ROUNDUP([.H54]/[.I54];0)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4]*[.L54]" office:value-type="currency" office:currency="USD" office:value="0" calcext:value-type="currency">
            <text:p>$0.00</text:p>
          </table:table-cell>
          <table:table-cell table:style-name="ce49" table:formula="of:=MAX(0;ROUNDUP(([.$B$15]*[.G54]-[.L54]*[.I54])/[.I54];0))" office:value-type="float" office:value="1" calcext:value-type="float">
            <text:p>1</text:p>
          </table:table-cell>
          <table:table-cell table:style-name="ce50" table:formula="of:=[.J54]*[.N54]" office:value-type="currency" office:currency="USD" office:value="1.62" calcext:value-type="currency">
            <text:p>$1.62</text:p>
          </table:table-cell>
          <table:table-cell table:style-name="ce37"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Eurostyle barrier strip attachment flat washer</text:p>
          </table:table-cell>
          <table:table-cell table:style-name="ce37" office:value-type="string" calcext:value-type="string">
            <text:p>M2.5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196</text:p>
          </table:table-cell>
          <table:table-cell table:style-name="ce44" table:formula="of:=[.C55]" office:value-type="string" office:string-value="McMaster-Carr" calcext:value-type="string">
            <text:p>McMaster-Carr</text:p>
          </table:table-cell>
          <table:table-cell table:style-name="ce44" table:formula="of:=[.D55]" office:value-type="string" office:string-value="93475A196" calcext:value-type="string">
            <text:p>93475A196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55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49" table:formula="of:=ROUNDUP([.H55]/[.I55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5]*[.L55]" office:value-type="currency" office:currency="USD" office:value="0" calcext:value-type="currency">
            <text:p>$0.00</text:p>
          </table:table-cell>
          <table:table-cell table:style-name="ce49" table:formula="of:=MAX(0;ROUNDUP(([.$B$15]*[.G55]-[.L55]*[.I55])/[.I55];0))" office:value-type="float" office:value="3" calcext:value-type="float">
            <text:p>3</text:p>
          </table:table-cell>
          <table:table-cell table:style-name="ce50" table:formula="of:=[.J55]*[.N55]" office:value-type="currency" office:currency="USD" office:value="4.74" calcext:value-type="currency">
            <text:p>$4.74</text:p>
          </table:table-cell>
          <table:table-cell table:style-name="ce37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Eurostyle barrier strip attachment lock washer</text:p>
          </table:table-cell>
          <table:table-cell table:style-name="ce37" office:value-type="string" calcext:value-type="string">
            <text:p>M2.5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20</text:p>
          </table:table-cell>
          <table:table-cell table:style-name="ce44" table:formula="of:=[.C56]" office:value-type="string" office:string-value="McMaster-Carr" calcext:value-type="string">
            <text:p>McMaster-Carr</text:p>
          </table:table-cell>
          <table:table-cell table:style-name="ce44" table:formula="of:=[.D56]" office:value-type="string" office:string-value="93925A220" calcext:value-type="string">
            <text:p>93925A220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56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49" table:formula="of:=ROUNDUP([.H56]/[.I56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6]*[.L56]" office:value-type="currency" office:currency="USD" office:value="0" calcext:value-type="currency">
            <text:p>$0.00</text:p>
          </table:table-cell>
          <table:table-cell table:style-name="ce49" table:formula="of:=MAX(0;ROUNDUP(([.$B$15]*[.G56]-[.L56]*[.I56])/[.I56];0))" office:value-type="float" office:value="3" calcext:value-type="float">
            <text:p>3</text:p>
          </table:table-cell>
          <table:table-cell table:style-name="ce50" table:formula="of:=[.J56]*[.N56]" office:value-type="currency" office:currency="USD" office:value="10.38" calcext:value-type="currency">
            <text:p>$10.38</text:p>
          </table:table-cell>
          <table:table-cell table:style-name="ce37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Eurostyle barrier strip attachment screw</text:p>
          </table:table-cell>
          <table:table-cell table:style-name="ce37" office:value-type="string" calcext:value-type="string">
            <text:p>M2.5 .45mm x 16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024</text:p>
          </table:table-cell>
          <table:table-cell table:style-name="ce44" table:formula="of:=[.C57]" office:value-type="string" office:string-value="McMaster-Carr" calcext:value-type="string">
            <text:p>McMaster-Carr</text:p>
          </table:table-cell>
          <table:table-cell table:style-name="ce44" table:formula="of:=[.D57]" office:value-type="string" office:string-value="92010A024" calcext:value-type="string">
            <text:p>92010A024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57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29" calcext:value-type="currency">
            <text:p>$4.29</text:p>
          </table:table-cell>
          <table:table-cell table:style-name="ce49" table:formula="of:=ROUNDUP([.H57]/[.I57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7]*[.L57]" office:value-type="currency" office:currency="USD" office:value="0" calcext:value-type="currency">
            <text:p>$0.00</text:p>
          </table:table-cell>
          <table:table-cell table:style-name="ce49" table:formula="of:=MAX(0;ROUNDUP(([.$B$15]*[.G57]-[.L57]*[.I57])/[.I57];0))" office:value-type="float" office:value="3" calcext:value-type="float">
            <text:p>3</text:p>
          </table:table-cell>
          <table:table-cell table:style-name="ce50" table:formula="of:=[.J57]*[.N57]" office:value-type="currency" office:currency="USD" office:value="12.87" calcext:value-type="currency">
            <text:p>$12.87</text:p>
          </table:table-cell>
          <table:table-cell table:style-name="ce37"/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4">
          <table:table-cell table:style-name="ce37" table:number-columns-repeated="2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14">
          <table:table-cell table:style-name="ce37" table:number-columns-repeated="2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10">
          <table:table-cell table:style-name="ce37" office:value-type="string" calcext:value-type="string">
            <text:p>Eurostyle barrier strip attachment screw : ALTERNATE</text:p>
          </table:table-cell>
          <table:table-cell table:style-name="ce37" office:value-type="string" calcext:value-type="string">
            <text:p>M3 .5mm x 16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126</text:p>
          </table:table-cell>
          <table:table-cell table:style-name="ce44" table:formula="of:=[.C60]" office:value-type="string" office:string-value="McMaster-Carr" calcext:value-type="string">
            <text:p>McMaster-Carr</text:p>
          </table:table-cell>
          <table:table-cell table:style-name="ce44" table:formula="of:=[.D60]" office:value-type="string" office:string-value="92010A126" calcext:value-type="string">
            <text:p>92010A126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60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76" calcext:value-type="currency">
            <text:p>$5.76</text:p>
          </table:table-cell>
          <table:table-cell table:style-name="ce49" table:formula="of:=ROUNDUP([.H60]/[.I60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0]*[.L60]" office:value-type="currency" office:currency="USD" office:value="0" calcext:value-type="currency">
            <text:p>$0.00</text:p>
          </table:table-cell>
          <table:table-cell table:style-name="ce49" table:formula="of:=MAX(0;ROUNDUP(([.$B$15]*[.G60]-[.L60]*[.I60])/[.I60];0))" office:value-type="float" office:value="3" calcext:value-type="float">
            <text:p>3</text:p>
          </table:table-cell>
          <table:table-cell table:style-name="ce50" table:formula="of:=[.J60]*[.N60]" office:value-type="currency" office:currency="USD" office:value="17.28" calcext:value-type="currency">
            <text:p>$17.28</text:p>
          </table:table-cell>
          <table:table-cell table:style-name="ce37"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4">
          <table:table-cell table:number-columns-repeated="11"/>
          <table:table-cell office:value-type="string" calcext:value-type="string">
            <text:p>Sub-total</text:p>
          </table:table-cell>
          <table:table-cell table:style-name="ce28" table:formula="of:=SUM([.M8:.M58])" office:value-type="currency" office:currency="USD" office:value="572.94208" calcext:value-type="currency">
            <text:p>$572.94</text:p>
          </table:table-cell>
          <table:table-cell/>
          <table:table-cell table:style-name="ce28" table:formula="of:=SUM([.O8:.O58])" office:value-type="currency" office:currency="USD" office:value="131.26912" calcext:value-type="currency">
            <text:p>$131.27</text:p>
          </table:table-cell>
          <table:table-cell table:number-columns-repeated="1009"/>
        </table:table-row>
        <table:table-row table:style-name="ro14" table:number-rows-repeated="10485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Node Panel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18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0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6">no countersink</text:span>; RJ45 bulkhead for FEM cables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6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52">
      <number:minutes number:style="long"/>
      <number:text>:</number:text>
      <number:seconds number:style="long"/>
      <number:text>.</number:text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1:09:58.7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8-03-19T11:12:22.423000000</dc:date>
    <meta:editing-cycles>193</meta:editing-cycles>
    <meta:editing-duration>PT5H26M4S</meta:editing-duration>
    <meta:document-statistic meta:table-count="3" meta:cell-count="1233" meta:object-count="0"/>
  </office:meta>
</office:document-meta>
</file>